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E000000DF000000DF4DB3A39C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129cm"/>
    </style:style>
    <style:style style:name="ro1" style:family="table-row">
      <style:table-row-properties style:row-height="4.48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3">
      <style:table-cell-properties fo:border-bottom="none" fo:background-color="#e6e6e6" fo:border-left="0.06pt solid #000000" fo:border-right="0.06pt solid #000000" fo:border-top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>
      <style:table-cell-properties fo:border-bottom="none" fo:background-color="#e6e6e6" fo:border-left="0.06pt solid #000000" fo:border-right="0.06pt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">
      <style:table-cell-properties fo:border-bottom="none" fo:background-color="#e6e6e6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14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15" style:family="table-cell" style:parent-style-name="Default" style:data-style-name="N3">
      <style:table-cell-properties fo:background-color="#e6e6e6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3">
      <style:table-cell-properties fo:background-color="#e6e6e6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3">
      <style:table-cell-properties fo:background-color="#ffffff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3">
      <style:table-cell-properties fo:background-color="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3">
      <style:table-cell-properties fo:background-color="#e6e6e6"/>
      <style:text-properties style:font-name="arial" fo:font-size="10pt" style:font-size-asian="10pt" style:font-size-complex="10pt"/>
    </style:style>
    <style:style style:name="ce20" style:family="table-cell" style:parent-style-name="Default" style:data-style-name="N3">
      <style:table-cell-properties fo:background-color="#ffffff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3">
      <style:table-cell-properties fo:border-bottom="none" fo:background-color="#e6e6e6" fo:border-left="0.06pt solid #000000" fo:border-right="none" fo:border-top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3">
      <style:table-cell-properties fo:border-bottom="none" fo:background-color="#e6e6e6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3">
      <style:table-cell-properties fo:border-bottom="none" fo:background-color="#ffffff" fo:border-left="0.06pt solid #000000" fo:border-right="none" fo:border-top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3">
      <style:table-cell-properties fo:border-bottom="none" fo:background-color="#ffffff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3">
      <style:table-cell-properties fo:border-bottom="none" fo:background-color="#e6e6e6" fo:border-left="0.06pt solid #000000" fo:border-right="none" fo:border-top="none"/>
      <style:text-properties style:font-name="arial" fo:font-size="10pt" style:font-size-asian="10pt" style:font-size-complex="10pt"/>
    </style:style>
    <style:style style:name="ce27" style:family="table-cell" style:parent-style-name="Default" style:data-style-name="N3">
      <style:table-cell-properties fo:border-bottom="none" fo:background-color="#ffffff" fo:border-left="0.06pt solid #000000" fo:border-right="none" fo:border-top="none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27.157cm" svg:height="12.503cm" svg:x="30.847cm" svg:y="19.11cm">
            <draw:object draw:notify-on-update-of-ranges="Planilha1.B1:Planilha1.B1 Planilha1.B2:Planilha1.B108 Planilha1.C1:Planilha1.C1 Planilha1.C2:Planilha1.C108 Planilha1.D1:Planilha1.D1 Planilha1.D2:Planilha1.D108 Planilha1.E1:Planilha1.E1 Planilha1.E2:Planilha1.E10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.378cm" svg:height="14.446cm" svg:x="30.76cm" svg:y="3.579cm">
            <draw:object draw:notify-on-update-of-ranges="Planilha1.A2:Planilha1.A108 Planilha1.B1:Planilha1.B1 Planilha1.B2:Planilha1.B108 Planilha1.C1:Planilha1.C1 Planilha1.C2:Planilha1.C108 Planilha1.D1:Planilha1.D1 Planilha1.D2:Planilha1.D108 Planilha1.E1:Planilha1.E1 Planilha1.E2:Planilha1.E10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Time</text:p>
          </table:table-cell>
          <table:table-cell table:style-name="ce1" office:value-type="string">
            <text:p>Victim without Of-IDPS</text:p>
          </table:table-cell>
          <table:table-cell table:style-name="ce1" office:value-type="string">
            <text:p>Attacker without Of-IDPS</text:p>
          </table:table-cell>
          <table:table-cell table:style-name="ce1" office:value-type="string">
            <text:p>Victim with Of-IDPS</text:p>
          </table:table-cell>
          <table:table-cell table:style-name="ce1" office:value-type="string">
            <text:p>Attacker with Of-IDPS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1875">
            <text:p>1,1875</text:p>
          </table:table-cell>
          <table:table-cell office:value-type="float" office:value="2.5625">
            <text:p>2,5625</text:p>
          </table:table-cell>
          <table:table-cell office:value-type="float" office:value="1.4375">
            <text:p>1,4375</text:p>
          </table:table-cell>
          <table:table-cell office:value-type="float" office:value="2.25">
            <text:p>2,25</text:p>
          </table:table-cell>
          <table:table-cell/>
          <table:table-cell table:style-name="ce3"/>
          <table:table-cell table:style-name="ce8" office:value-type="string">
            <text:p>External-Internal</text:p>
          </table:table-cell>
          <table:table-cell table:style-name="ce3" office:value-type="string">
            <text:p>Internal-External</text:p>
          </table:table-cell>
          <table:table-cell table:style-name="ce21" office:value-type="string">
            <text:p>Internal-Internal</text:p>
          </table:table-cell>
        </table:table-row>
        <table:table-row table:style-name="ro2">
          <table:table-cell/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1.375">
            <text:p>1,375</text:p>
          </table:table-cell>
          <table:table-cell office:value-type="float" office:value="0.8125">
            <text:p>0,8125</text:p>
          </table:table-cell>
          <table:table-cell/>
          <table:table-cell table:style-name="ce4" office:value-type="string">
            <text:p>Attacker without Of-IDPS</text:p>
          </table:table-cell>
          <table:table-cell table:style-name="ce9" office:value-type="float" office:value="20013.5666666667">
            <text:p>20.014</text:p>
          </table:table-cell>
          <table:table-cell table:style-name="ce15" office:value-type="float" office:value="20034.2785714286">
            <text:p>20.034</text:p>
          </table:table-cell>
          <table:table-cell table:style-name="ce22" office:value-type="float" office:value="20032.1794871795">
            <text:p>20.032</text:p>
          </table:table-cell>
        </table:table-row>
        <table:table-row table:style-name="ro2">
          <table:table-cell/>
          <table:table-cell office:value-type="float" office:value="0.5625">
            <text:p>0,5625</text:p>
          </table:table-cell>
          <table:table-cell office:value-type="float" office:value="0.625">
            <text:p>0,625</text:p>
          </table:table-cell>
          <table:table-cell office:value-type="float" office:value="0.25">
            <text:p>0,25</text:p>
          </table:table-cell>
          <table:table-cell office:value-type="float" office:value="0.875">
            <text:p>0,875</text:p>
          </table:table-cell>
          <table:table-cell/>
          <table:table-cell table:style-name="ce5" office:value-type="string">
            <text:p>Attacker with Of-IDPS</text:p>
          </table:table-cell>
          <table:table-cell table:style-name="ce10" office:value-type="float" office:value="10646.6345529471">
            <text:p>10.647</text:p>
          </table:table-cell>
          <table:table-cell table:style-name="ce16" office:value-type="float" office:value="10520.0267857143">
            <text:p>10.520</text:p>
          </table:table-cell>
          <table:table-cell table:style-name="ce23" office:value-type="float" office:value="10555.6589285714">
            <text:p>10.556</text:p>
          </table:table-cell>
        </table:table-row>
        <table:table-row table:style-name="ro2">
          <table:table-cell/>
          <table:table-cell office:value-type="float" office:value="0.4375">
            <text:p>0,4375</text:p>
          </table:table-cell>
          <table:table-cell office:value-type="float" office:value="1.0625">
            <text:p>1,0625</text:p>
          </table:table-cell>
          <table:table-cell office:value-type="float" office:value="0.25">
            <text:p>0,25</text:p>
          </table:table-cell>
          <table:table-cell office:value-type="float" office:value="1.5625">
            <text:p>1,5625</text:p>
          </table:table-cell>
          <table:table-cell/>
          <table:table-cell table:style-name="ce6" office:value-type="string">
            <text:p>Victim without Of-IDPS</text:p>
          </table:table-cell>
          <table:table-cell table:style-name="ce11" office:value-type="float" office:value="20013.5670634921">
            <text:p>20.014</text:p>
          </table:table-cell>
          <table:table-cell table:style-name="ce17" office:value-type="float" office:value="20039.9853535353">
            <text:p>20.040</text:p>
          </table:table-cell>
          <table:table-cell table:style-name="ce24" office:value-type="float" office:value="20029.7419871795">
            <text:p>20.03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375">
            <text:p>4,375</text:p>
          </table:table-cell>
          <table:table-cell office:value-type="float" office:value="5.5">
            <text:p>5,5</text:p>
          </table:table-cell>
          <table:table-cell office:value-type="float" office:value="3.6875">
            <text:p>3,6875</text:p>
          </table:table-cell>
          <table:table-cell office:value-type="float" office:value="4.0625">
            <text:p>4,0625</text:p>
          </table:table-cell>
          <table:table-cell/>
          <table:table-cell table:style-name="ce3" office:value-type="string">
            <text:p>Victim with Of-IDPS</text:p>
          </table:table-cell>
          <table:table-cell table:style-name="ce12" office:value-type="float" office:value="1279.09274891775">
            <text:p>1.279</text:p>
          </table:table-cell>
          <table:table-cell table:style-name="ce18" office:value-type="float" office:value="1348.23525641026">
            <text:p>1.348</text:p>
          </table:table-cell>
          <table:table-cell table:style-name="ce25" office:value-type="float" office:value="1121.17380952381">
            <text:p>1.121</text:p>
          </table:table-cell>
        </table:table-row>
        <table:table-row table:style-name="ro3">
          <table:table-cell/>
          <table:table-cell office:value-type="float" office:value="2.125">
            <text:p>2,125</text:p>
          </table:table-cell>
          <table:table-cell office:value-type="float" office:value="2.3125">
            <text:p>2,3125</text:p>
          </table:table-cell>
          <table:table-cell office:value-type="float" office:value="0.875">
            <text:p>0,875</text:p>
          </table:table-cell>
          <table:table-cell office:value-type="float" office:value="1.6875">
            <text:p>1,6875</text:p>
          </table:table-cell>
          <table:table-cell/>
          <table:table-cell table:style-name="ce7" table:number-columns-repeated="4"/>
        </table:table-row>
        <table:table-row table:style-name="ro2">
          <table:table-cell/>
          <table:table-cell office:value-type="float" office:value="1.75">
            <text:p>1,75</text:p>
          </table:table-cell>
          <table:table-cell office:value-type="float" office:value="2.125">
            <text:p>2,125</text:p>
          </table:table-cell>
          <table:table-cell office:value-type="float" office:value="0.625">
            <text:p>0,625</text:p>
          </table:table-cell>
          <table:table-cell office:value-type="float" office:value="1.25">
            <text:p>1,25</text:p>
          </table:table-cell>
          <table:table-cell/>
          <table:table-cell table:style-name="ce3"/>
          <table:table-cell table:style-name="ce8" office:value-type="string">
            <text:p>External-Internal</text:p>
          </table:table-cell>
          <table:table-cell table:style-name="ce3" office:value-type="string">
            <text:p>Internal-External</text:p>
          </table:table-cell>
          <table:table-cell table:style-name="ce21" office:value-type="string">
            <text:p>Internal-Internal</text:p>
          </table:table-cell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875">
            <text:p>0,875</text:p>
          </table:table-cell>
          <table:table-cell/>
          <table:table-cell table:style-name="ce5" office:value-type="string">
            <text:p>Attacker with Of-IDPS %</text:p>
          </table:table-cell>
          <table:table-cell table:style-name="ce13" office:value-type="float" office:value="46">
            <text:p>46</text:p>
          </table:table-cell>
          <table:table-cell table:style-name="ce19" office:value-type="float" office:value="47">
            <text:p>47</text:p>
          </table:table-cell>
          <table:table-cell table:style-name="ce26" office:value-type="float" office:value="47">
            <text:p>47</text:p>
          </table:table-cell>
        </table:table-row>
        <table:table-row table:style-name="ro2">
          <table:table-cell/>
          <table:table-cell office:value-type="float" office:value="0.125">
            <text:p>0,12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3125">
            <text:p>0,3125</text:p>
          </table:table-cell>
          <table:table-cell/>
          <table:table-cell table:style-name="ce3" office:value-type="string">
            <text:p>Victim with Of-IDPS %</text:p>
          </table:table-cell>
          <table:table-cell table:style-name="ce14" office:value-type="float" office:value="93">
            <text:p>93</text:p>
          </table:table-cell>
          <table:table-cell table:style-name="ce20" office:value-type="float" office:value="93">
            <text:p>93</text:p>
          </table:table-cell>
          <table:table-cell table:style-name="ce27" office:value-type="float" office:value="94">
            <text:p>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5625">
            <text:p>1,5625</text:p>
          </table:table-cell>
          <table:table-cell table:number-columns-repeated="2" office:value-type="float" office:value="1.5">
            <text:p>1,5</text:p>
          </table:table-cell>
          <table:table-cell office:value-type="float" office:value="1.125">
            <text:p>1,125</text:p>
          </table:table-cell>
          <table:table-cell/>
          <table:table-cell table:style-name="ce5" office:value-type="string">
            <text:p>Attacker without Of-IDPS %</text:p>
          </table:table-cell>
          <table:table-cell table:style-name="ce13"/>
          <table:table-cell table:style-name="ce19"/>
          <table:table-cell table:style-name="ce26"/>
        </table:table-row>
        <table:table-row table:style-name="ro2">
          <table:table-cell/>
          <table:table-cell office:value-type="float" office:value="13.4375">
            <text:p>13,4375</text:p>
          </table:table-cell>
          <table:table-cell office:value-type="float" office:value="0.5">
            <text:p>0,5</text:p>
          </table:table-cell>
          <table:table-cell office:value-type="float" office:value="40.625">
            <text:p>40,625</text:p>
          </table:table-cell>
          <table:table-cell office:value-type="float" office:value="16.25">
            <text:p>16,25</text:p>
          </table:table-cell>
          <table:table-cell/>
          <table:table-cell table:style-name="ce3" office:value-type="string">
            <text:p>Victim without Of-IDPS %</text:p>
          </table:table-cell>
          <table:table-cell table:style-name="ce14"/>
          <table:table-cell table:style-name="ce20"/>
          <table:table-cell table:style-name="ce27"/>
        </table:table-row>
        <table:table-row table:style-name="ro3">
          <table:table-cell/>
          <table:table-cell office:value-type="float" office:value="27.25">
            <text:p>27,25</text:p>
          </table:table-cell>
          <table:table-cell office:value-type="float" office:value="0">
            <text:p>0</text:p>
          </table:table-cell>
          <table:table-cell office:value-type="float" office:value="45.625">
            <text:p>45,625</text:p>
          </table:table-cell>
          <table:table-cell office:value-type="float" office:value="32.5625">
            <text:p>32,5625</text:p>
          </table:table-cell>
          <table:table-cell/>
          <table:table-cell table:style-name="ce7" table:number-columns-repeated="4"/>
        </table:table-row>
        <table:table-row table:style-name="ro4">
          <table:table-cell/>
          <table:table-cell office:value-type="float" office:value="48.5">
            <text:p>48,5</text:p>
          </table:table-cell>
          <table:table-cell office:value-type="float" office:value="30.75">
            <text:p>30,75</text:p>
          </table:table-cell>
          <table:table-cell office:value-type="float" office:value="38.875">
            <text:p>38,875</text:p>
          </table:table-cell>
          <table:table-cell office:value-type="float" office:value="47.9375">
            <text:p>47,9375</text:p>
          </table:table-cell>
          <table:table-cell/>
          <table:table-cell table:style-name="ce7"/>
          <table:table-cell table:style-name="ce14"/>
          <table:table-cell table:style-name="ce7" table:number-columns-repeated="2"/>
        </table:table-row>
        <table:table-row table:style-name="ro4">
          <table:table-cell/>
          <table:table-cell office:value-type="float" office:value="214.75">
            <text:p>214,75</text:p>
          </table:table-cell>
          <table:table-cell office:value-type="float" office:value="215.1875">
            <text:p>215,1875</text:p>
          </table:table-cell>
          <table:table-cell office:value-type="float" office:value="52">
            <text:p>52</text:p>
          </table:table-cell>
          <table:table-cell office:value-type="float" office:value="67.125">
            <text:p>67,125</text:p>
          </table:table-cell>
          <table:table-cell/>
          <table:table-cell table:style-name="ce7"/>
          <table:table-cell table:style-name="ce14"/>
          <table:table-cell table:style-name="ce7" table:number-columns-repeated="2"/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226.625">
            <text:p>226,625</text:p>
          </table:table-cell>
          <table:table-cell office:value-type="float" office:value="223.6875">
            <text:p>223,6875</text:p>
          </table:table-cell>
          <table:table-cell office:value-type="float" office:value="183.125">
            <text:p>183,125</text:p>
          </table:table-cell>
          <table:table-cell office:value-type="float" office:value="213.5625">
            <text:p>213,5625</text:p>
          </table:table-cell>
          <table:table-cell/>
          <table:table-cell table:style-name="ce7" table:number-columns-repeated="4"/>
        </table:table-row>
        <table:table-row table:style-name="ro4">
          <table:table-cell/>
          <table:table-cell office:value-type="float" office:value="227.875">
            <text:p>227,875</text:p>
          </table:table-cell>
          <table:table-cell office:value-type="float" office:value="226.3125">
            <text:p>226,3125</text:p>
          </table:table-cell>
          <table:table-cell office:value-type="float" office:value="176.5">
            <text:p>176,5</text:p>
          </table:table-cell>
          <table:table-cell office:value-type="float" office:value="201.5">
            <text:p>201,5</text:p>
          </table:table-cell>
          <table:table-cell/>
          <table:table-cell table:style-name="ce7" table:number-columns-repeated="4"/>
        </table:table-row>
        <table:table-row table:style-name="ro3">
          <table:table-cell/>
          <table:table-cell office:value-type="float" office:value="228.25">
            <text:p>228,25</text:p>
          </table:table-cell>
          <table:table-cell office:value-type="float" office:value="229.25">
            <text:p>229,25</text:p>
          </table:table-cell>
          <table:table-cell office:value-type="float" office:value="145">
            <text:p>145</text:p>
          </table:table-cell>
          <table:table-cell office:value-type="float" office:value="186.3125">
            <text:p>186,3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1.375">
            <text:p>231,375</text:p>
          </table:table-cell>
          <table:table-cell office:value-type="float" office:value="233.5625">
            <text:p>233,5625</text:p>
          </table:table-cell>
          <table:table-cell office:value-type="float" office:value="90.625">
            <text:p>90,625</text:p>
          </table:table-cell>
          <table:table-cell office:value-type="float" office:value="150.8125">
            <text:p>150,8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0.625">
            <text:p>230,625</text:p>
          </table:table-cell>
          <table:table-cell office:value-type="float" office:value="231">
            <text:p>231</text:p>
          </table:table-cell>
          <table:table-cell office:value-type="float" office:value="45.875">
            <text:p>45,875</text:p>
          </table:table-cell>
          <table:table-cell office:value-type="float" office:value="129.4375">
            <text:p>129,4375</text:p>
          </table:table-cell>
          <table:table-cell table:number-columns-repeated="5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31.625">
            <text:p>231,625</text:p>
          </table:table-cell>
          <table:table-cell office:value-type="float" office:value="227">
            <text:p>227</text:p>
          </table:table-cell>
          <table:table-cell office:value-type="float" office:value="20.875">
            <text:p>20,875</text:p>
          </table:table-cell>
          <table:table-cell office:value-type="float" office:value="123.75">
            <text:p>123,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13.6875">
            <text:p>213,6875</text:p>
          </table:table-cell>
          <table:table-cell office:value-type="float" office:value="215.8125">
            <text:p>215,8125</text:p>
          </table:table-cell>
          <table:table-cell office:value-type="float" office:value="31.75">
            <text:p>31,75</text:p>
          </table:table-cell>
          <table:table-cell office:value-type="float" office:value="132.6875">
            <text:p>132,6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27.625">
            <text:p>227,625</text:p>
          </table:table-cell>
          <table:table-cell office:value-type="float" office:value="228">
            <text:p>228</text:p>
          </table:table-cell>
          <table:table-cell office:value-type="float" office:value="29.125">
            <text:p>29,125</text:p>
          </table:table-cell>
          <table:table-cell office:value-type="float" office:value="130.625">
            <text:p>130,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3.375">
            <text:p>233,375</text:p>
          </table:table-cell>
          <table:table-cell office:value-type="float" office:value="231.6875">
            <text:p>231,6875</text:p>
          </table:table-cell>
          <table:table-cell office:value-type="float" office:value="23.125">
            <text:p>23,125</text:p>
          </table:table-cell>
          <table:table-cell office:value-type="float" office:value="129.1875">
            <text:p>129,1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5.875">
            <text:p>235,875</text:p>
          </table:table-cell>
          <table:table-cell office:value-type="float" office:value="234.625">
            <text:p>234,625</text:p>
          </table:table-cell>
          <table:table-cell office:value-type="float" office:value="16">
            <text:p>16</text:p>
          </table:table-cell>
          <table:table-cell office:value-type="float" office:value="123.9375">
            <text:p>123,9375</text:p>
          </table:table-cell>
          <table:table-cell table:number-columns-repeated="5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32.375">
            <text:p>232,375</text:p>
          </table:table-cell>
          <table:table-cell office:value-type="float" office:value="234">
            <text:p>234</text:p>
          </table:table-cell>
          <table:table-cell office:value-type="float" office:value="11.625">
            <text:p>11,625</text:p>
          </table:table-cell>
          <table:table-cell office:value-type="float" office:value="117.5625">
            <text:p>117,5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3.875">
            <text:p>233,875</text:p>
          </table:table-cell>
          <table:table-cell office:value-type="float" office:value="233.8125">
            <text:p>233,8125</text:p>
          </table:table-cell>
          <table:table-cell office:value-type="float" office:value="9.25">
            <text:p>9,25</text:p>
          </table:table-cell>
          <table:table-cell office:value-type="float" office:value="120.125">
            <text:p>120,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1.1875">
            <text:p>231,1875</text:p>
          </table:table-cell>
          <table:table-cell office:value-type="float" office:value="233.375">
            <text:p>233,375</text:p>
          </table:table-cell>
          <table:table-cell office:value-type="float" office:value="11.625">
            <text:p>11,625</text:p>
          </table:table-cell>
          <table:table-cell office:value-type="float" office:value="116.9375">
            <text:p>116,9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23.5625">
            <text:p>223,5625</text:p>
          </table:table-cell>
          <table:table-cell office:value-type="float" office:value="223.4375">
            <text:p>223,4375</text:p>
          </table:table-cell>
          <table:table-cell office:value-type="float" office:value="17.75">
            <text:p>17,75</text:p>
          </table:table-cell>
          <table:table-cell office:value-type="float" office:value="123.9375">
            <text:p>123,9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22.6875">
            <text:p>222,6875</text:p>
          </table:table-cell>
          <table:table-cell office:value-type="float" office:value="223.5">
            <text:p>223,5</text:p>
          </table:table-cell>
          <table:table-cell office:value-type="float" office:value="16.875">
            <text:p>16,875</text:p>
          </table:table-cell>
          <table:table-cell office:value-type="float" office:value="126">
            <text:p>126</text:p>
          </table:table-cell>
          <table:table-cell table:number-columns-repeated="5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28.625">
            <text:p>228,625</text:p>
          </table:table-cell>
          <table:table-cell office:value-type="float" office:value="229.0625">
            <text:p>229,0625</text:p>
          </table:table-cell>
          <table:table-cell office:value-type="float" office:value="5.125">
            <text:p>5,125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2.875">
            <text:p>232,875</text:p>
          </table:table-cell>
          <table:table-cell office:value-type="float" office:value="231.1875">
            <text:p>231,1875</text:p>
          </table:table-cell>
          <table:table-cell office:value-type="float" office:value="4.625">
            <text:p>4,625</text:p>
          </table:table-cell>
          <table:table-cell office:value-type="float" office:value="123.6875">
            <text:p>123,6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29.875">
            <text:p>229,875</text:p>
          </table:table-cell>
          <table:table-cell office:value-type="float" office:value="227.75">
            <text:p>227,75</text:p>
          </table:table-cell>
          <table:table-cell office:value-type="float" office:value="11.375">
            <text:p>11,375</text:p>
          </table:table-cell>
          <table:table-cell office:value-type="float" office:value="125.625">
            <text:p>125,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3.5">
            <text:p>233,5</text:p>
          </table:table-cell>
          <table:table-cell office:value-type="float" office:value="234.375">
            <text:p>234,375</text:p>
          </table:table-cell>
          <table:table-cell office:value-type="float" office:value="16.375">
            <text:p>16,375</text:p>
          </table:table-cell>
          <table:table-cell office:value-type="float" office:value="128.625">
            <text:p>128,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1.75">
            <text:p>231,75</text:p>
          </table:table-cell>
          <table:table-cell office:value-type="float" office:value="231.625">
            <text:p>231,625</text:p>
          </table:table-cell>
          <table:table-cell office:value-type="float" office:value="16">
            <text:p>16</text:p>
          </table:table-cell>
          <table:table-cell office:value-type="float" office:value="127.25">
            <text:p>127,25</text:p>
          </table:table-cell>
          <table:table-cell table:number-columns-repeated="5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226.75">
            <text:p>226,75</text:p>
          </table:table-cell>
          <table:table-cell office:value-type="float" office:value="227.1875">
            <text:p>227,1875</text:p>
          </table:table-cell>
          <table:table-cell office:value-type="float" office:value="9.875">
            <text:p>9,875</text:p>
          </table:table-cell>
          <table:table-cell office:value-type="float" office:value="120.3125">
            <text:p>120,3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6.5">
            <text:p>236,5</text:p>
          </table:table-cell>
          <table:table-cell office:value-type="float" office:value="235.25">
            <text:p>235,25</text:p>
          </table:table-cell>
          <table:table-cell office:value-type="float" office:value="5.625">
            <text:p>5,625</text:p>
          </table:table-cell>
          <table:table-cell office:value-type="float" office:value="120.1875">
            <text:p>120,1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0.375">
            <text:p>230,375</text:p>
          </table:table-cell>
          <table:table-cell office:value-type="float" office:value="229.8125">
            <text:p>229,8125</text:p>
          </table:table-cell>
          <table:table-cell office:value-type="float" office:value="6.625">
            <text:p>6,625</text:p>
          </table:table-cell>
          <table:table-cell office:value-type="float" office:value="122.8125">
            <text:p>122,8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2.75">
            <text:p>232,75</text:p>
          </table:table-cell>
          <table:table-cell office:value-type="float" office:value="235.125">
            <text:p>235,125</text:p>
          </table:table-cell>
          <table:table-cell office:value-type="float" office:value="6.5">
            <text:p>6,5</text:p>
          </table:table-cell>
          <table:table-cell office:value-type="float" office:value="126.1875">
            <text:p>126,1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1.375">
            <text:p>231,375</text:p>
          </table:table-cell>
          <table:table-cell office:value-type="float" office:value="233">
            <text:p>233</text:p>
          </table:table-cell>
          <table:table-cell office:value-type="float" office:value="5.375">
            <text:p>5,375</text:p>
          </table:table-cell>
          <table:table-cell office:value-type="float" office:value="126.125">
            <text:p>126,125</text:p>
          </table:table-cell>
          <table:table-cell table:number-columns-repeated="5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229.375">
            <text:p>229,375</text:p>
          </table:table-cell>
          <table:table-cell office:value-type="float" office:value="228.875">
            <text:p>228,875</text:p>
          </table:table-cell>
          <table:table-cell office:value-type="float" office:value="2">
            <text:p>2</text:p>
          </table:table-cell>
          <table:table-cell office:value-type="float" office:value="122.125">
            <text:p>122,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0.25">
            <text:p>230,25</text:p>
          </table:table-cell>
          <table:table-cell office:value-type="float" office:value="229.6875">
            <text:p>229,6875</text:p>
          </table:table-cell>
          <table:table-cell office:value-type="float" office:value="1.5">
            <text:p>1,5</text:p>
          </table:table-cell>
          <table:table-cell office:value-type="float" office:value="121.25">
            <text:p>121,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23.25">
            <text:p>223,25</text:p>
          </table:table-cell>
          <table:table-cell office:value-type="float" office:value="227">
            <text:p>227</text:p>
          </table:table-cell>
          <table:table-cell office:value-type="float" office:value="3.25">
            <text:p>3,25</text:p>
          </table:table-cell>
          <table:table-cell office:value-type="float" office:value="121.9375">
            <text:p>121,9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2.1875">
            <text:p>232,1875</text:p>
          </table:table-cell>
          <table:table-cell office:value-type="float" office:value="229.5">
            <text:p>229,5</text:p>
          </table:table-cell>
          <table:table-cell office:value-type="float" office:value="3.5">
            <text:p>3,5</text:p>
          </table:table-cell>
          <table:table-cell office:value-type="float" office:value="124.4375">
            <text:p>124,4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4.6875">
            <text:p>234,6875</text:p>
          </table:table-cell>
          <table:table-cell office:value-type="float" office:value="232.6875">
            <text:p>232,6875</text:p>
          </table:table-cell>
          <table:table-cell office:value-type="float" office:value="2">
            <text:p>2</text:p>
          </table:table-cell>
          <table:table-cell office:value-type="float" office:value="123.375">
            <text:p>123,375</text:p>
          </table:table-cell>
          <table:table-cell table:number-columns-repeated="5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233">
            <text:p>233</text:p>
          </table:table-cell>
          <table:table-cell office:value-type="float" office:value="232.625">
            <text:p>232,625</text:p>
          </table:table-cell>
          <table:table-cell office:value-type="float" office:value="2.125">
            <text:p>2,125</text:p>
          </table:table-cell>
          <table:table-cell office:value-type="float" office:value="121.625">
            <text:p>121,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27.625">
            <text:p>227,625</text:p>
          </table:table-cell>
          <table:table-cell office:value-type="float" office:value="226.3125">
            <text:p>226,3125</text:p>
          </table:table-cell>
          <table:table-cell office:value-type="float" office:value="3.125">
            <text:p>3,125</text:p>
          </table:table-cell>
          <table:table-cell office:value-type="float" office:value="118.375">
            <text:p>118,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2.625">
            <text:p>232,625</text:p>
          </table:table-cell>
          <table:table-cell office:value-type="float" office:value="233.0625">
            <text:p>233,0625</text:p>
          </table:table-cell>
          <table:table-cell office:value-type="float" office:value="2">
            <text:p>2</text:p>
          </table:table-cell>
          <table:table-cell office:value-type="float" office:value="125.625">
            <text:p>125,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3.625">
            <text:p>233,625</text:p>
          </table:table-cell>
          <table:table-cell office:value-type="float" office:value="233.6875">
            <text:p>233,6875</text:p>
          </table:table-cell>
          <table:table-cell office:value-type="float" office:value="3.25">
            <text:p>3,25</text:p>
          </table:table-cell>
          <table:table-cell office:value-type="float" office:value="127.1875">
            <text:p>127,1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1.875">
            <text:p>231,875</text:p>
          </table:table-cell>
          <table:table-cell office:value-type="float" office:value="230.9375">
            <text:p>230,9375</text:p>
          </table:table-cell>
          <table:table-cell office:value-type="float" office:value="2.625">
            <text:p>2,625</text:p>
          </table:table-cell>
          <table:table-cell office:value-type="float" office:value="126.375">
            <text:p>126,375</text:p>
          </table:table-cell>
          <table:table-cell table:number-columns-repeated="5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235.5">
            <text:p>235,5</text:p>
          </table:table-cell>
          <table:table-cell office:value-type="float" office:value="233.375">
            <text:p>233,375</text:p>
          </table:table-cell>
          <table:table-cell office:value-type="float" office:value="3.625">
            <text:p>3,625</text:p>
          </table:table-cell>
          <table:table-cell office:value-type="float" office:value="126.375">
            <text:p>126,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1.875">
            <text:p>231,875</text:p>
          </table:table-cell>
          <table:table-cell office:value-type="float" office:value="233.8125">
            <text:p>233,8125</text:p>
          </table:table-cell>
          <table:table-cell office:value-type="float" office:value="2.75">
            <text:p>2,75</text:p>
          </table:table-cell>
          <table:table-cell office:value-type="float" office:value="125.8125">
            <text:p>125,8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4.75">
            <text:p>234,75</text:p>
          </table:table-cell>
          <table:table-cell office:value-type="float" office:value="234.9375">
            <text:p>234,9375</text:p>
          </table:table-cell>
          <table:table-cell office:value-type="float" office:value="2.25">
            <text:p>2,25</text:p>
          </table:table-cell>
          <table:table-cell office:value-type="float" office:value="125.125">
            <text:p>125,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4.5">
            <text:p>234,5</text:p>
          </table:table-cell>
          <table:table-cell office:value-type="float" office:value="233.5">
            <text:p>233,5</text:p>
          </table:table-cell>
          <table:table-cell office:value-type="float" office:value="2.5">
            <text:p>2,5</text:p>
          </table:table-cell>
          <table:table-cell office:value-type="float" office:value="124.8125">
            <text:p>124,8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2.75">
            <text:p>232,75</text:p>
          </table:table-cell>
          <table:table-cell office:value-type="float" office:value="235.625">
            <text:p>235,625</text:p>
          </table:table-cell>
          <table:table-cell office:value-type="float" office:value="1.875">
            <text:p>1,875</text:p>
          </table:table-cell>
          <table:table-cell office:value-type="float" office:value="126.0625">
            <text:p>126,0625</text:p>
          </table:table-cell>
          <table:table-cell table:number-columns-repeated="5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234.875">
            <text:p>234,875</text:p>
          </table:table-cell>
          <table:table-cell office:value-type="float" office:value="230.5">
            <text:p>230,5</text:p>
          </table:table-cell>
          <table:table-cell office:value-type="float" office:value="3.25">
            <text:p>3,25</text:p>
          </table:table-cell>
          <table:table-cell office:value-type="float" office:value="126.25">
            <text:p>126,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4">
            <text:p>234</text:p>
          </table:table-cell>
          <table:table-cell office:value-type="float" office:value="238.4375">
            <text:p>238,4375</text:p>
          </table:table-cell>
          <table:table-cell office:value-type="float" office:value="3.125">
            <text:p>3,125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1.5">
            <text:p>231,5</text:p>
          </table:table-cell>
          <table:table-cell office:value-type="float" office:value="230.25">
            <text:p>230,25</text:p>
          </table:table-cell>
          <table:table-cell office:value-type="float" office:value="2.375">
            <text:p>2,375</text:p>
          </table:table-cell>
          <table:table-cell office:value-type="float" office:value="127.9375">
            <text:p>127,9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0.25">
            <text:p>230,25</text:p>
          </table:table-cell>
          <table:table-cell office:value-type="float" office:value="228.8125">
            <text:p>228,8125</text:p>
          </table:table-cell>
          <table:table-cell office:value-type="float" office:value="1.25">
            <text:p>1,25</text:p>
          </table:table-cell>
          <table:table-cell office:value-type="float" office:value="128.0625">
            <text:p>128,0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2.5625">
            <text:p>232,5625</text:p>
          </table:table-cell>
          <table:table-cell office:value-type="float" office:value="232.0625">
            <text:p>232,0625</text:p>
          </table:table-cell>
          <table:table-cell office:value-type="float" office:value="1.625">
            <text:p>1,625</text:p>
          </table:table-cell>
          <table:table-cell office:value-type="float" office:value="128.0625">
            <text:p>128,0625</text:p>
          </table:table-cell>
          <table:table-cell table:number-columns-repeated="5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30.375">
            <text:p>230,375</text:p>
          </table:table-cell>
          <table:table-cell office:value-type="float" office:value="233.5625">
            <text:p>233,5625</text:p>
          </table:table-cell>
          <table:table-cell office:value-type="float" office:value="2.375">
            <text:p>2,375</text:p>
          </table:table-cell>
          <table:table-cell office:value-type="float" office:value="127.4375">
            <text:p>127,4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1.25">
            <text:p>231,25</text:p>
          </table:table-cell>
          <table:table-cell office:value-type="float" office:value="231.6875">
            <text:p>231,6875</text:p>
          </table:table-cell>
          <table:table-cell office:value-type="float" office:value="3">
            <text:p>3</text:p>
          </table:table-cell>
          <table:table-cell office:value-type="float" office:value="128.6875">
            <text:p>128,6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6.125">
            <text:p>236,125</text:p>
          </table:table-cell>
          <table:table-cell office:value-type="float" office:value="232.1875">
            <text:p>232,1875</text:p>
          </table:table-cell>
          <table:table-cell office:value-type="float" office:value="2.375">
            <text:p>2,375</text:p>
          </table:table-cell>
          <table:table-cell office:value-type="float" office:value="130.3125">
            <text:p>130,3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0.375">
            <text:p>230,375</text:p>
          </table:table-cell>
          <table:table-cell office:value-type="float" office:value="232.125">
            <text:p>232,125</text:p>
          </table:table-cell>
          <table:table-cell office:value-type="float" office:value="1.75">
            <text:p>1,75</text:p>
          </table:table-cell>
          <table:table-cell office:value-type="float" office:value="128.625">
            <text:p>128,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.125">
            <text:p>2,125</text:p>
          </table:table-cell>
          <table:table-cell office:value-type="float" office:value="129.5625">
            <text:p>129,5625</text:p>
          </table:table-cell>
          <table:table-cell table:number-columns-repeated="5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228.6875">
            <text:p>228,6875</text:p>
          </table:table-cell>
          <table:table-cell office:value-type="float" office:value="229.4375">
            <text:p>229,4375</text:p>
          </table:table-cell>
          <table:table-cell office:value-type="float" office:value="2.75">
            <text:p>2,75</text:p>
          </table:table-cell>
          <table:table-cell office:value-type="float" office:value="129.8125">
            <text:p>129,8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2.9375">
            <text:p>232,9375</text:p>
          </table:table-cell>
          <table:table-cell office:value-type="float" office:value="234.25">
            <text:p>234,25</text:p>
          </table:table-cell>
          <table:table-cell office:value-type="float" office:value="1.625">
            <text:p>1,625</text:p>
          </table:table-cell>
          <table:table-cell office:value-type="float" office:value="129.3125">
            <text:p>129,3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8.4375">
            <text:p>238,4375</text:p>
          </table:table-cell>
          <table:table-cell office:value-type="float" office:value="236.8125">
            <text:p>236,8125</text:p>
          </table:table-cell>
          <table:table-cell office:value-type="float" office:value="2.5">
            <text:p>2,5</text:p>
          </table:table-cell>
          <table:table-cell office:value-type="float" office:value="132.6875">
            <text:p>132,6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2.8125">
            <text:p>232,8125</text:p>
          </table:table-cell>
          <table:table-cell office:value-type="float" office:value="233.8125">
            <text:p>233,8125</text:p>
          </table:table-cell>
          <table:table-cell office:value-type="float" office:value="2">
            <text:p>2</text:p>
          </table:table-cell>
          <table:table-cell office:value-type="float" office:value="130.9375">
            <text:p>130,9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4.375">
            <text:p>234,375</text:p>
          </table:table-cell>
          <table:table-cell office:value-type="float" office:value="236.125">
            <text:p>236,125</text:p>
          </table:table-cell>
          <table:table-cell office:value-type="float" office:value="3.25">
            <text:p>3,25</text:p>
          </table:table-cell>
          <table:table-cell office:value-type="float" office:value="133">
            <text:p>133</text:p>
          </table:table-cell>
          <table:table-cell table:number-columns-repeated="5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235.5">
            <text:p>235,5</text:p>
          </table:table-cell>
          <table:table-cell office:value-type="float" office:value="232.4375">
            <text:p>232,4375</text:p>
          </table:table-cell>
          <table:table-cell office:value-type="float" office:value="2.25">
            <text:p>2,25</text:p>
          </table:table-cell>
          <table:table-cell office:value-type="float" office:value="131.5625">
            <text:p>131,5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24.125">
            <text:p>224,125</text:p>
          </table:table-cell>
          <table:table-cell office:value-type="float" office:value="224.75">
            <text:p>224,75</text:p>
          </table:table-cell>
          <table:table-cell office:value-type="float" office:value="2.375">
            <text:p>2,375</text:p>
          </table:table-cell>
          <table:table-cell office:value-type="float" office:value="132.25">
            <text:p>132,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1.625">
            <text:p>231,625</text:p>
          </table:table-cell>
          <table:table-cell office:value-type="float" office:value="231.75">
            <text:p>231,75</text:p>
          </table:table-cell>
          <table:table-cell office:value-type="float" office:value="3">
            <text:p>3</text:p>
          </table:table-cell>
          <table:table-cell office:value-type="float" office:value="130.6875">
            <text:p>130,6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8.25">
            <text:p>238,25</text:p>
          </table:table-cell>
          <table:table-cell office:value-type="float" office:value="237.125">
            <text:p>237,125</text:p>
          </table:table-cell>
          <table:table-cell office:value-type="float" office:value="2.625">
            <text:p>2,625</text:p>
          </table:table-cell>
          <table:table-cell office:value-type="float" office:value="132.25">
            <text:p>132,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7">
            <text:p>237</text:p>
          </table:table-cell>
          <table:table-cell office:value-type="float" office:value="236.25">
            <text:p>236,25</text:p>
          </table:table-cell>
          <table:table-cell office:value-type="float" office:value="2.25">
            <text:p>2,25</text:p>
          </table:table-cell>
          <table:table-cell office:value-type="float" office:value="134.625">
            <text:p>134,625</text:p>
          </table:table-cell>
          <table:table-cell table:number-columns-repeated="5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232.25">
            <text:p>232,25</text:p>
          </table:table-cell>
          <table:table-cell office:value-type="float" office:value="234.25">
            <text:p>234,25</text:p>
          </table:table-cell>
          <table:table-cell office:value-type="float" office:value="1.75">
            <text:p>1,75</text:p>
          </table:table-cell>
          <table:table-cell office:value-type="float" office:value="132.75">
            <text:p>132,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2.1875">
            <text:p>232,1875</text:p>
          </table:table-cell>
          <table:table-cell office:value-type="float" office:value="232.125">
            <text:p>232,125</text:p>
          </table:table-cell>
          <table:table-cell office:value-type="float" office:value="2.125">
            <text:p>2,125</text:p>
          </table:table-cell>
          <table:table-cell office:value-type="float" office:value="133.5625">
            <text:p>133,5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2.5625">
            <text:p>232,5625</text:p>
          </table:table-cell>
          <table:table-cell office:value-type="float" office:value="232.75">
            <text:p>232,75</text:p>
          </table:table-cell>
          <table:table-cell office:value-type="float" office:value="2.5">
            <text:p>2,5</text:p>
          </table:table-cell>
          <table:table-cell office:value-type="float" office:value="134.875">
            <text:p>134,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29.625">
            <text:p>229,625</text:p>
          </table:table-cell>
          <table:table-cell office:value-type="float" office:value="230.6875">
            <text:p>230,6875</text:p>
          </table:table-cell>
          <table:table-cell office:value-type="float" office:value="2.13333333333333">
            <text:p>2,1333333333</text:p>
          </table:table-cell>
          <table:table-cell office:value-type="float" office:value="137.75">
            <text:p>137,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4.125">
            <text:p>234,125</text:p>
          </table:table-cell>
          <table:table-cell office:value-type="float" office:value="234.375">
            <text:p>234,375</text:p>
          </table:table-cell>
          <table:table-cell office:value-type="float" office:value="1.86666666666667">
            <text:p>1,8666666667</text:p>
          </table:table-cell>
          <table:table-cell office:value-type="float" office:value="138.125">
            <text:p>138,125</text:p>
          </table:table-cell>
          <table:table-cell table:number-columns-repeated="5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228.875">
            <text:p>228,875</text:p>
          </table:table-cell>
          <table:table-cell office:value-type="float" office:value="230.625">
            <text:p>230,625</text:p>
          </table:table-cell>
          <table:table-cell office:value-type="float" office:value="2.26666666666667">
            <text:p>2,2666666667</text:p>
          </table:table-cell>
          <table:table-cell office:value-type="float" office:value="134.9375">
            <text:p>134,9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6.875">
            <text:p>236,875</text:p>
          </table:table-cell>
          <table:table-cell office:value-type="float" office:value="232.0625">
            <text:p>232,0625</text:p>
          </table:table-cell>
          <table:table-cell office:value-type="float" office:value="2.71428571428571">
            <text:p>2,7142857143</text:p>
          </table:table-cell>
          <table:table-cell office:value-type="float" office:value="134.0625">
            <text:p>134,0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0.125">
            <text:p>230,125</text:p>
          </table:table-cell>
          <table:table-cell office:value-type="float" office:value="231.125">
            <text:p>231,125</text:p>
          </table:table-cell>
          <table:table-cell office:value-type="float" office:value="2.28571428571429">
            <text:p>2,2857142857</text:p>
          </table:table-cell>
          <table:table-cell office:value-type="float" office:value="136">
            <text:p>136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8.125">
            <text:p>238,125</text:p>
          </table:table-cell>
          <table:table-cell office:value-type="float" office:value="238.3125">
            <text:p>238,3125</text:p>
          </table:table-cell>
          <table:table-cell office:value-type="float" office:value="2.57142857142857">
            <text:p>2,5714285714</text:p>
          </table:table-cell>
          <table:table-cell office:value-type="float" office:value="135.1875">
            <text:p>135,1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7.625">
            <text:p>237,625</text:p>
          </table:table-cell>
          <table:table-cell office:value-type="float" office:value="235.875">
            <text:p>235,875</text:p>
          </table:table-cell>
          <table:table-cell office:value-type="float" office:value="2.57142857142857">
            <text:p>2,5714285714</text:p>
          </table:table-cell>
          <table:table-cell office:value-type="float" office:value="128.5">
            <text:p>128,5</text:p>
          </table:table-cell>
          <table:table-cell table:number-columns-repeated="5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29.125">
            <text:p>229,125</text:p>
          </table:table-cell>
          <table:table-cell office:value-type="float" office:value="229.5">
            <text:p>229,5</text:p>
          </table:table-cell>
          <table:table-cell office:value-type="float" office:value="3">
            <text:p>3</text:p>
          </table:table-cell>
          <table:table-cell office:value-type="float" office:value="112.625">
            <text:p>112,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4.625">
            <text:p>234,625</text:p>
          </table:table-cell>
          <table:table-cell office:value-type="float" office:value="234.0625">
            <text:p>234,0625</text:p>
          </table:table-cell>
          <table:table-cell office:value-type="float" office:value="2.42857142857143">
            <text:p>2,4285714286</text:p>
          </table:table-cell>
          <table:table-cell office:value-type="float" office:value="107.25">
            <text:p>107,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3.875">
            <text:p>233,875</text:p>
          </table:table-cell>
          <table:table-cell office:value-type="float" office:value="235.875">
            <text:p>235,875</text:p>
          </table:table-cell>
          <table:table-cell office:value-type="float" office:value="2.42857142857143">
            <text:p>2,4285714286</text:p>
          </table:table-cell>
          <table:table-cell office:value-type="float" office:value="107">
            <text:p>107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4">
            <text:p>234</text:p>
          </table:table-cell>
          <table:table-cell office:value-type="float" office:value="231.5">
            <text:p>231,5</text:p>
          </table:table-cell>
          <table:table-cell office:value-type="float" office:value="2.76923076923077">
            <text:p>2,7692307692</text:p>
          </table:table-cell>
          <table:table-cell office:value-type="float" office:value="106.4375">
            <text:p>106,4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27.375">
            <text:p>227,375</text:p>
          </table:table-cell>
          <table:table-cell office:value-type="float" office:value="231.3125">
            <text:p>231,3125</text:p>
          </table:table-cell>
          <table:table-cell office:value-type="float" office:value="3.23076923076923">
            <text:p>3,2307692308</text:p>
          </table:table-cell>
          <table:table-cell office:value-type="float" office:value="107.125">
            <text:p>107,125</text:p>
          </table:table-cell>
          <table:table-cell table:number-columns-repeated="5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235.375">
            <text:p>235,375</text:p>
          </table:table-cell>
          <table:table-cell office:value-type="float" office:value="232.9375">
            <text:p>232,9375</text:p>
          </table:table-cell>
          <table:table-cell office:value-type="float" office:value="2.16666666666667">
            <text:p>2,1666666667</text:p>
          </table:table-cell>
          <table:table-cell office:value-type="float" office:value="103.3125">
            <text:p>103,31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5.75">
            <text:p>235,75</text:p>
          </table:table-cell>
          <table:table-cell office:value-type="float" office:value="235.3125">
            <text:p>235,3125</text:p>
          </table:table-cell>
          <table:table-cell office:value-type="float" office:value="3.66666666666667">
            <text:p>3,6666666667</text:p>
          </table:table-cell>
          <table:table-cell office:value-type="float" office:value="94.6875">
            <text:p>94,68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0.5">
            <text:p>230,5</text:p>
          </table:table-cell>
          <table:table-cell office:value-type="float" office:value="230.3125">
            <text:p>230,3125</text:p>
          </table:table-cell>
          <table:table-cell office:value-type="float" office:value="1.5">
            <text:p>1,5</text:p>
          </table:table-cell>
          <table:table-cell office:value-type="float" office:value="90.5">
            <text:p>90,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5.625">
            <text:p>235,625</text:p>
          </table:table-cell>
          <table:table-cell office:value-type="float" office:value="235.8125">
            <text:p>235,8125</text:p>
          </table:table-cell>
          <table:table-cell office:value-type="float" office:value="2.83333333333333">
            <text:p>2,8333333333</text:p>
          </table:table-cell>
          <table:table-cell office:value-type="float" office:value="76.5625">
            <text:p>76,562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6.9375">
            <text:p>236,9375</text:p>
          </table:table-cell>
          <table:table-cell office:value-type="float" office:value="236.5625">
            <text:p>236,5625</text:p>
          </table:table-cell>
          <table:table-cell office:value-type="float" office:value="2.66666666666667">
            <text:p>2,6666666667</text:p>
          </table:table-cell>
          <table:table-cell office:value-type="float" office:value="64.8125">
            <text:p>64,8125</text:p>
          </table:table-cell>
          <table:table-cell table:number-columns-repeated="5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37.8125">
            <text:p>237,8125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56.375">
            <text:p>56,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30.75">
            <text:p>230,75</text:p>
          </table:table-cell>
          <table:table-cell office:value-type="float" office:value="231.6875">
            <text:p>231,6875</text:p>
          </table:table-cell>
          <table:table-cell office:value-type="float" office:value="4.18181818181818">
            <text:p>4,1818181818</text:p>
          </table:table-cell>
          <table:table-cell office:value-type="float" office:value="57.9375">
            <text:p>57,937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15.875">
            <text:p>215,875</text:p>
          </table:table-cell>
          <table:table-cell office:value-type="float" office:value="234.8125">
            <text:p>234,8125</text:p>
          </table:table-cell>
          <table:table-cell office:value-type="float" office:value="2.54545454545455">
            <text:p>2,5454545455</text:p>
          </table:table-cell>
          <table:table-cell office:value-type="float" office:value="44.5">
            <text:p>44,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8.25">
            <text:p>208,25</text:p>
          </table:table-cell>
          <table:table-cell office:value-type="float" office:value="233.5">
            <text:p>233,5</text:p>
          </table:table-cell>
          <table:table-cell office:value-type="float" office:value="1.8">
            <text:p>1,8</text:p>
          </table:table-cell>
          <table:table-cell office:value-type="float" office:value="36.1428571428571">
            <text:p>36,1428571429</text:p>
          </table:table-cell>
          <table:table-cell table:number-columns-repeated="5"/>
        </table:table-row>
        <table:table-row table:style-name="ro3">
          <table:table-cell/>
          <table:table-cell office:value-type="float" office:value="178.875">
            <text:p>178,875</text:p>
          </table:table-cell>
          <table:table-cell office:value-type="float" office:value="186.5">
            <text:p>186,5</text:p>
          </table:table-cell>
          <table:table-cell office:value-type="float" office:value="4">
            <text:p>4</text:p>
          </table:table-cell>
          <table:table-cell office:value-type="float" office:value="26.7692307692308">
            <text:p>26,7692307692</text:p>
          </table:table-cell>
          <table:table-cell table:number-columns-repeated="5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74.5625">
            <text:p>74,5625</text:p>
          </table:table-cell>
          <table:table-cell office:value-type="float" office:value="6.5">
            <text:p>6,5</text:p>
          </table:table-cell>
          <table:table-cell office:value-type="float" office:value="27.2307692307692">
            <text:p>27,2307692308</text:p>
          </table:table-cell>
          <table:table-cell table:number-columns-repeated="5"/>
        </table:table-row>
        <table:table-row table:style-name="ro3">
          <table:table-cell/>
          <table:table-cell table:number-columns-repeated="2" office:value-type="float" office:value="0.125">
            <text:p>0,125</text:p>
          </table:table-cell>
          <table:table-cell office:value-type="float" office:value="4.57142857142857">
            <text:p>4,5714285714</text:p>
          </table:table-cell>
          <table:table-cell office:value-type="float" office:value="20.6153846153846">
            <text:p>20,6153846154</text:p>
          </table:table-cell>
          <table:table-cell table:number-columns-repeated="5"/>
        </table:table-row>
        <table:table-row table:style-name="ro3">
          <table:table-cell/>
          <table:table-cell table:number-columns-repeated="2" office:value-type="float" office:value="0">
            <text:p>0</text:p>
          </table:table-cell>
          <table:table-cell office:value-type="float" office:value="5.14285714285714">
            <text:p>5,1428571429</text:p>
          </table:table-cell>
          <table:table-cell office:value-type="float" office:value="20.3846153846154">
            <text:p>20,3846153846</text:p>
          </table:table-cell>
          <table:table-cell table:number-columns-repeated="5"/>
        </table:table-row>
        <table:table-row table:style-name="ro3">
          <table:table-cell/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  <table:table-cell office:value-type="float" office:value="2.85714285714286">
            <text:p>2,8571428571</text:p>
          </table:table-cell>
          <table:table-cell office:value-type="float" office:value="18.0769230769231">
            <text:p>18,0769230769</text:p>
          </table:table-cell>
          <table:table-cell table:number-columns-repeated="5"/>
        </table:table-row>
        <table:table-row table:style-name="ro3">
          <table:table-cell/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33333333333">
            <text:p>0,3333333333</text:p>
          </table:table-cell>
          <table:table-cell table:number-columns-repeated="5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.285714285714286">
            <text:p>0,2857142857</text:p>
          </table:table-cell>
          <table:table-cell office:value-type="float" office:value="0.363636363636364">
            <text:p>0,3636363636</text:p>
          </table:table-cell>
          <table:table-cell table:number-columns-repeated="5"/>
        </table:table-row>
        <table:table-row table:style-name="ro3">
          <table:table-cell/>
          <table:table-cell table:number-columns-repeated="2" office:value-type="float" office:value="0">
            <text:p>0</text:p>
          </table:table-cell>
          <table:table-cell office:value-type="float" office:value="0.333333333333333">
            <text:p>0,3333333333</text:p>
          </table:table-cell>
          <table:table-cell office:value-type="float" office:value="0.363636363636364">
            <text:p>0,3636363636</text:p>
          </table:table-cell>
          <table:table-cell table:number-columns-repeated="5"/>
        </table:table-row>
        <table:table-row table:style-name="ro3">
          <table:table-cell/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1.25">
            <text:p>1,25</text:p>
          </table:table-cell>
          <table:table-cell table:number-columns-repeated="5"/>
        </table:table-row>
        <table:table-row table:style-name="ro3" table:number-rows-repeated="1048467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7:41: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5:53:26</meta:creation-date>
    <dc:date>2014-04-13T07:41:29</dc:date>
    <meta:editing-duration>PT1H4M32S</meta:editing-duration>
    <meta:editing-cycles>9</meta:editing-cycles>
    <meta:generator>LibreOffice/4.0.4.2$Linux_X86_64 LibreOffice_project/9e9821abd0ffdbc09cd8c52eaa574fa09eb08f2</meta:generator>
    <meta:document-statistic meta:table-count="1" meta:cell-count="4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draw:stroke-dash="Ultrafine_20_Dashed" svg:stroke-width="0.08cm" svg:stroke-color="#ff950e" draw:fill-color="#ff95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3deb3d" draw:fill-color="#3deb3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58cm" svg:height="12.504cm" xlink:href=".." xlink:type="simple" chart:class="chart:line" chart:style-name="ch1">
        <chart:legend chart:legend-position="end" svg:x="21.178cm" svg:y="5.206cm" style:legend-expansion="high" chart:style-name="ch2"/>
        <chart:plot-area chart:style-name="ch3" table:cell-range-address="Planilha1.B1:Planilha1.E108" chart:data-source-has-labels="row" svg:x="0.993cm" svg:y="1.135cm" svg:width="19.099cm" svg:height="10.699cm">
          <chartooo:coordinate-region svg:x="1.8cm" svg:y="1.334cm" svg:width="18.151cm" svg:height="9.1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108" chart:label-cell-address="Planilha1.B1:Planilha1.B1" chart:class="chart:line">
            <chart:data-point chart:repeated="107"/>
          </chart:series>
          <chart:series chart:style-name="ch8" chart:values-cell-range-address="Planilha1.C2:Planilha1.C108" chart:label-cell-address="Planilha1.C1:Planilha1.C1" chart:class="chart:line">
            <chart:data-point chart:repeated="107"/>
          </chart:series>
          <chart:series chart:style-name="ch9" chart:values-cell-range-address="Planilha1.D2:Planilha1.D108" chart:label-cell-address="Planilha1.D1:Planilha1.D1" chart:class="chart:line">
            <chart:data-point chart:repeated="107"/>
          </chart:series>
          <chart:series chart:style-name="ch10" chart:values-cell-range-address="Planilha1.E2:Planilha1.E108" chart:label-cell-address="Planilha1.E1:Planilha1.E1" chart:class="chart:line">
            <chart:data-point chart:repeated="1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im without Of-IDPS</text:p>
                <draw:g>
                  <svg:desc>Planilha1.B1:Planilha1.B1</svg:desc>
                </draw:g>
              </table:table-cell>
              <table:table-cell office:value-type="string">
                <text:p>Attacker without Of-IDPS</text:p>
                <draw:g>
                  <svg:desc>Planilha1.C1:Planilha1.C1</svg:desc>
                </draw:g>
              </table:table-cell>
              <table:table-cell office:value-type="string">
                <text:p>Victim with Of-IDPS</text:p>
                <draw:g>
                  <svg:desc>Planilha1.D1:Planilha1.D1</svg:desc>
                </draw:g>
              </table:table-cell>
              <table:table-cell office:value-type="string">
                <text:p>Attacker with Of-IDPS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75">
                <text:p>1.1875</text:p>
                <draw:g>
                  <svg:desc>Planilha1.B2:Planilha1.B108</svg:desc>
                </draw:g>
              </table:table-cell>
              <table:table-cell office:value-type="float" office:value="2.5625">
                <text:p>2.5625</text:p>
                <draw:g>
                  <svg:desc>Planilha1.C2:Planilha1.C108</svg:desc>
                </draw:g>
              </table:table-cell>
              <table:table-cell office:value-type="float" office:value="1.4375">
                <text:p>1.4375</text:p>
                <draw:g>
                  <svg:desc>Planilha1.D2:Planilha1.D108</svg:desc>
                </draw:g>
              </table:table-cell>
              <table:table-cell office:value-type="float" office:value="2.25">
                <text:p>2.25</text:p>
                <draw:g>
                  <svg:desc>Planilha1.E2:Planilha1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1.375">
                <text:p>1.37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">
                <text:p>0.5625</text:p>
              </table:table-cell>
              <table:table-cell office:value-type="float" office:value="0.625">
                <text:p>0.625</text:p>
              </table:table-cell>
              <table:table-cell office:value-type="float" office:value="0.25">
                <text:p>0.2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75">
                <text:p>0.4375</text:p>
              </table:table-cell>
              <table:table-cell office:value-type="float" office:value="1.0625">
                <text:p>1.0625</text:p>
              </table:table-cell>
              <table:table-cell office:value-type="float" office:value="0.25">
                <text:p>0.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75">
                <text:p>4.375</text:p>
              </table:table-cell>
              <table:table-cell office:value-type="float" office:value="5.5">
                <text:p>5.5</text:p>
              </table:table-cell>
              <table:table-cell office:value-type="float" office:value="3.6875">
                <text:p>3.6875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25">
                <text:p>2.125</text:p>
              </table:table-cell>
              <table:table-cell office:value-type="float" office:value="2.3125">
                <text:p>2.3125</text:p>
              </table:table-cell>
              <table:table-cell office:value-type="float" office:value="0.875">
                <text:p>0.875</text:p>
              </table:table-cell>
              <table:table-cell office:value-type="float" office:value="1.6875">
                <text:p>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2.125">
                <text:p>2.125</text:p>
              </table:table-cell>
              <table:table-cell office:value-type="float" office:value="0.625">
                <text:p>0.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25">
                <text:p>1.562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4375">
                <text:p>13.4375</text:p>
              </table:table-cell>
              <table:table-cell office:value-type="float" office:value="0.5">
                <text:p>0.5</text:p>
              </table:table-cell>
              <table:table-cell office:value-type="float" office:value="40.625">
                <text:p>40.6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25">
                <text:p>27.25</text:p>
              </table:table-cell>
              <table:table-cell office:value-type="float" office:value="0">
                <text:p>0</text:p>
              </table:table-cell>
              <table:table-cell office:value-type="float" office:value="45.625">
                <text:p>45.625</text:p>
              </table:table-cell>
              <table:table-cell office:value-type="float" office:value="32.5625">
                <text:p>32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5">
                <text:p>48.5</text:p>
              </table:table-cell>
              <table:table-cell office:value-type="float" office:value="30.75">
                <text:p>30.75</text:p>
              </table:table-cell>
              <table:table-cell office:value-type="float" office:value="38.875">
                <text:p>38.875</text:p>
              </table:table-cell>
              <table:table-cell office:value-type="float" office:value="47.9375">
                <text:p>47.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.75">
                <text:p>214.75</text:p>
              </table:table-cell>
              <table:table-cell office:value-type="float" office:value="215.1875">
                <text:p>215.1875</text:p>
              </table:table-cell>
              <table:table-cell office:value-type="float" office:value="52">
                <text:p>52</text:p>
              </table:table-cell>
              <table:table-cell office:value-type="float" office:value="67.125">
                <text:p>67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.625">
                <text:p>226.625</text:p>
              </table:table-cell>
              <table:table-cell office:value-type="float" office:value="223.6875">
                <text:p>223.6875</text:p>
              </table:table-cell>
              <table:table-cell office:value-type="float" office:value="183.125">
                <text:p>183.125</text:p>
              </table:table-cell>
              <table:table-cell office:value-type="float" office:value="213.5625">
                <text:p>213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.875">
                <text:p>227.875</text:p>
              </table:table-cell>
              <table:table-cell office:value-type="float" office:value="226.3125">
                <text:p>226.3125</text:p>
              </table:table-cell>
              <table:table-cell office:value-type="float" office:value="176.5">
                <text:p>176.5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8.25">
                <text:p>228.25</text:p>
              </table:table-cell>
              <table:table-cell office:value-type="float" office:value="229.25">
                <text:p>229.25</text:p>
              </table:table-cell>
              <table:table-cell office:value-type="float" office:value="145">
                <text:p>145</text:p>
              </table:table-cell>
              <table:table-cell office:value-type="float" office:value="186.3125">
                <text:p>186.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.375">
                <text:p>231.375</text:p>
              </table:table-cell>
              <table:table-cell office:value-type="float" office:value="233.5625">
                <text:p>233.5625</text:p>
              </table:table-cell>
              <table:table-cell office:value-type="float" office:value="90.625">
                <text:p>90.625</text:p>
              </table:table-cell>
              <table:table-cell office:value-type="float" office:value="150.8125">
                <text:p>150.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.625">
                <text:p>230.625</text:p>
              </table:table-cell>
              <table:table-cell office:value-type="float" office:value="231">
                <text:p>231</text:p>
              </table:table-cell>
              <table:table-cell office:value-type="float" office:value="45.875">
                <text:p>45.875</text:p>
              </table:table-cell>
              <table:table-cell office:value-type="float" office:value="129.4375">
                <text:p>129.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.625">
                <text:p>231.625</text:p>
              </table:table-cell>
              <table:table-cell office:value-type="float" office:value="227">
                <text:p>227</text:p>
              </table:table-cell>
              <table:table-cell office:value-type="float" office:value="20.875">
                <text:p>20.875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.6875">
                <text:p>213.6875</text:p>
              </table:table-cell>
              <table:table-cell office:value-type="float" office:value="215.8125">
                <text:p>215.8125</text:p>
              </table:table-cell>
              <table:table-cell office:value-type="float" office:value="31.75">
                <text:p>31.75</text:p>
              </table:table-cell>
              <table:table-cell office:value-type="float" office:value="132.6875">
                <text:p>132.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.625">
                <text:p>227.625</text:p>
              </table:table-cell>
              <table:table-cell office:value-type="float" office:value="228">
                <text:p>228</text:p>
              </table:table-cell>
              <table:table-cell office:value-type="float" office:value="29.125">
                <text:p>29.125</text:p>
              </table:table-cell>
              <table:table-cell office:value-type="float" office:value="130.625">
                <text:p>130.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.375">
                <text:p>233.375</text:p>
              </table:table-cell>
              <table:table-cell office:value-type="float" office:value="231.6875">
                <text:p>231.6875</text:p>
              </table:table-cell>
              <table:table-cell office:value-type="float" office:value="23.125">
                <text:p>23.125</text:p>
              </table:table-cell>
              <table:table-cell office:value-type="float" office:value="129.1875">
                <text:p>129.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.875">
                <text:p>235.875</text:p>
              </table:table-cell>
              <table:table-cell office:value-type="float" office:value="234.625">
                <text:p>234.625</text:p>
              </table:table-cell>
              <table:table-cell office:value-type="float" office:value="16">
                <text:p>16</text:p>
              </table:table-cell>
              <table:table-cell office:value-type="float" office:value="123.9375">
                <text:p>123.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2.375">
                <text:p>232.375</text:p>
              </table:table-cell>
              <table:table-cell office:value-type="float" office:value="234">
                <text:p>234</text:p>
              </table:table-cell>
              <table:table-cell office:value-type="float" office:value="11.625">
                <text:p>11.625</text:p>
              </table:table-cell>
              <table:table-cell office:value-type="float" office:value="117.5625">
                <text:p>117.5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3.875">
                <text:p>233.875</text:p>
              </table:table-cell>
              <table:table-cell office:value-type="float" office:value="233.8125">
                <text:p>233.8125</text:p>
              </table:table-cell>
              <table:table-cell office:value-type="float" office:value="9.25">
                <text:p>9.25</text:p>
              </table:table-cell>
              <table:table-cell office:value-type="float" office:value="120.125">
                <text:p>120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.1875">
                <text:p>231.1875</text:p>
              </table:table-cell>
              <table:table-cell office:value-type="float" office:value="233.375">
                <text:p>233.375</text:p>
              </table:table-cell>
              <table:table-cell office:value-type="float" office:value="11.625">
                <text:p>11.625</text:p>
              </table:table-cell>
              <table:table-cell office:value-type="float" office:value="116.9375">
                <text:p>116.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3.5625">
                <text:p>223.5625</text:p>
              </table:table-cell>
              <table:table-cell office:value-type="float" office:value="223.4375">
                <text:p>223.4375</text:p>
              </table:table-cell>
              <table:table-cell office:value-type="float" office:value="17.75">
                <text:p>17.75</text:p>
              </table:table-cell>
              <table:table-cell office:value-type="float" office:value="123.9375">
                <text:p>123.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2.6875">
                <text:p>222.6875</text:p>
              </table:table-cell>
              <table:table-cell office:value-type="float" office:value="223.5">
                <text:p>223.5</text:p>
              </table:table-cell>
              <table:table-cell office:value-type="float" office:value="16.875">
                <text:p>16.8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8.625">
                <text:p>228.625</text:p>
              </table:table-cell>
              <table:table-cell office:value-type="float" office:value="229.0625">
                <text:p>229.0625</text:p>
              </table:table-cell>
              <table:table-cell office:value-type="float" office:value="5.125">
                <text:p>5.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2.875">
                <text:p>232.875</text:p>
              </table:table-cell>
              <table:table-cell office:value-type="float" office:value="231.1875">
                <text:p>231.1875</text:p>
              </table:table-cell>
              <table:table-cell office:value-type="float" office:value="4.625">
                <text:p>4.625</text:p>
              </table:table-cell>
              <table:table-cell office:value-type="float" office:value="123.6875">
                <text:p>123.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9.875">
                <text:p>229.875</text:p>
              </table:table-cell>
              <table:table-cell office:value-type="float" office:value="227.75">
                <text:p>227.75</text:p>
              </table:table-cell>
              <table:table-cell office:value-type="float" office:value="11.375">
                <text:p>11.375</text:p>
              </table:table-cell>
              <table:table-cell office:value-type="float" office:value="125.625">
                <text:p>125.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.5">
                <text:p>233.5</text:p>
              </table:table-cell>
              <table:table-cell office:value-type="float" office:value="234.375">
                <text:p>234.375</text:p>
              </table:table-cell>
              <table:table-cell office:value-type="float" office:value="16.375">
                <text:p>16.375</text:p>
              </table:table-cell>
              <table:table-cell office:value-type="float" office:value="128.625">
                <text:p>128.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.75">
                <text:p>231.75</text:p>
              </table:table-cell>
              <table:table-cell office:value-type="float" office:value="231.625">
                <text:p>231.625</text:p>
              </table:table-cell>
              <table:table-cell office:value-type="float" office:value="16">
                <text:p>16</text:p>
              </table:table-cell>
              <table:table-cell office:value-type="float" office:value="127.25">
                <text:p>127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6.75">
                <text:p>226.75</text:p>
              </table:table-cell>
              <table:table-cell office:value-type="float" office:value="227.1875">
                <text:p>227.1875</text:p>
              </table:table-cell>
              <table:table-cell office:value-type="float" office:value="9.875">
                <text:p>9.875</text:p>
              </table:table-cell>
              <table:table-cell office:value-type="float" office:value="120.3125">
                <text:p>120.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6.5">
                <text:p>236.5</text:p>
              </table:table-cell>
              <table:table-cell office:value-type="float" office:value="235.25">
                <text:p>235.25</text:p>
              </table:table-cell>
              <table:table-cell office:value-type="float" office:value="5.625">
                <text:p>5.625</text:p>
              </table:table-cell>
              <table:table-cell office:value-type="float" office:value="120.1875">
                <text:p>120.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.375">
                <text:p>230.375</text:p>
              </table:table-cell>
              <table:table-cell office:value-type="float" office:value="229.8125">
                <text:p>229.8125</text:p>
              </table:table-cell>
              <table:table-cell office:value-type="float" office:value="6.625">
                <text:p>6.625</text:p>
              </table:table-cell>
              <table:table-cell office:value-type="float" office:value="122.8125">
                <text:p>122.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2.75">
                <text:p>232.75</text:p>
              </table:table-cell>
              <table:table-cell office:value-type="float" office:value="235.125">
                <text:p>235.125</text:p>
              </table:table-cell>
              <table:table-cell office:value-type="float" office:value="6.5">
                <text:p>6.5</text:p>
              </table:table-cell>
              <table:table-cell office:value-type="float" office:value="126.1875">
                <text:p>126.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1.375">
                <text:p>231.375</text:p>
              </table:table-cell>
              <table:table-cell office:value-type="float" office:value="233">
                <text:p>233</text:p>
              </table:table-cell>
              <table:table-cell office:value-type="float" office:value="5.375">
                <text:p>5.375</text:p>
              </table:table-cell>
              <table:table-cell office:value-type="float" office:value="126.125">
                <text:p>126.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9.375">
                <text:p>229.375</text:p>
              </table:table-cell>
              <table:table-cell office:value-type="float" office:value="228.875">
                <text:p>228.875</text:p>
              </table:table-cell>
              <table:table-cell office:value-type="float" office:value="2">
                <text:p>2</text:p>
              </table:table-cell>
              <table:table-cell office:value-type="float" office:value="122.125">
                <text:p>122.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0.25">
                <text:p>230.25</text:p>
              </table:table-cell>
              <table:table-cell office:value-type="float" office:value="229.6875">
                <text:p>229.6875</text:p>
              </table:table-cell>
              <table:table-cell office:value-type="float" office:value="1.5">
                <text:p>1.5</text:p>
              </table:table-cell>
              <table:table-cell office:value-type="float" office:value="121.25">
                <text:p>12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.25">
                <text:p>223.25</text:p>
              </table:table-cell>
              <table:table-cell office:value-type="float" office:value="227">
                <text:p>227</text:p>
              </table:table-cell>
              <table:table-cell office:value-type="float" office:value="3.25">
                <text:p>3.25</text:p>
              </table:table-cell>
              <table:table-cell office:value-type="float" office:value="121.9375">
                <text:p>121.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2.1875">
                <text:p>232.1875</text:p>
              </table:table-cell>
              <table:table-cell office:value-type="float" office:value="229.5">
                <text:p>229.5</text:p>
              </table:table-cell>
              <table:table-cell office:value-type="float" office:value="3.5">
                <text:p>3.5</text:p>
              </table:table-cell>
              <table:table-cell office:value-type="float" office:value="124.4375">
                <text:p>124.4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.6875">
                <text:p>234.6875</text:p>
              </table:table-cell>
              <table:table-cell office:value-type="float" office:value="232.6875">
                <text:p>232.6875</text:p>
              </table:table-cell>
              <table:table-cell office:value-type="float" office:value="2">
                <text:p>2</text:p>
              </table:table-cell>
              <table:table-cell office:value-type="float" office:value="123.375">
                <text:p>123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3">
                <text:p>233</text:p>
              </table:table-cell>
              <table:table-cell office:value-type="float" office:value="232.625">
                <text:p>232.625</text:p>
              </table:table-cell>
              <table:table-cell office:value-type="float" office:value="2.125">
                <text:p>2.125</text:p>
              </table:table-cell>
              <table:table-cell office:value-type="float" office:value="121.625">
                <text:p>121.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7.625">
                <text:p>227.625</text:p>
              </table:table-cell>
              <table:table-cell office:value-type="float" office:value="226.3125">
                <text:p>226.3125</text:p>
              </table:table-cell>
              <table:table-cell office:value-type="float" office:value="3.125">
                <text:p>3.125</text:p>
              </table:table-cell>
              <table:table-cell office:value-type="float" office:value="118.375">
                <text:p>118.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.625">
                <text:p>232.625</text:p>
              </table:table-cell>
              <table:table-cell office:value-type="float" office:value="233.0625">
                <text:p>233.0625</text:p>
              </table:table-cell>
              <table:table-cell office:value-type="float" office:value="2">
                <text:p>2</text:p>
              </table:table-cell>
              <table:table-cell office:value-type="float" office:value="125.625">
                <text:p>125.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3.625">
                <text:p>233.625</text:p>
              </table:table-cell>
              <table:table-cell office:value-type="float" office:value="233.6875">
                <text:p>233.6875</text:p>
              </table:table-cell>
              <table:table-cell office:value-type="float" office:value="3.25">
                <text:p>3.25</text:p>
              </table:table-cell>
              <table:table-cell office:value-type="float" office:value="127.1875">
                <text:p>127.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.875">
                <text:p>231.875</text:p>
              </table:table-cell>
              <table:table-cell office:value-type="float" office:value="230.9375">
                <text:p>230.9375</text:p>
              </table:table-cell>
              <table:table-cell office:value-type="float" office:value="2.625">
                <text:p>2.625</text:p>
              </table:table-cell>
              <table:table-cell office:value-type="float" office:value="126.375">
                <text:p>126.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5.5">
                <text:p>235.5</text:p>
              </table:table-cell>
              <table:table-cell office:value-type="float" office:value="233.375">
                <text:p>233.375</text:p>
              </table:table-cell>
              <table:table-cell office:value-type="float" office:value="3.625">
                <text:p>3.625</text:p>
              </table:table-cell>
              <table:table-cell office:value-type="float" office:value="126.375">
                <text:p>126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.875">
                <text:p>231.875</text:p>
              </table:table-cell>
              <table:table-cell office:value-type="float" office:value="233.8125">
                <text:p>233.8125</text:p>
              </table:table-cell>
              <table:table-cell office:value-type="float" office:value="2.75">
                <text:p>2.75</text:p>
              </table:table-cell>
              <table:table-cell office:value-type="float" office:value="125.8125">
                <text:p>125.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4.75">
                <text:p>234.75</text:p>
              </table:table-cell>
              <table:table-cell office:value-type="float" office:value="234.9375">
                <text:p>234.9375</text:p>
              </table:table-cell>
              <table:table-cell office:value-type="float" office:value="2.25">
                <text:p>2.25</text:p>
              </table:table-cell>
              <table:table-cell office:value-type="float" office:value="125.125">
                <text:p>125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4.5">
                <text:p>234.5</text:p>
              </table:table-cell>
              <table:table-cell office:value-type="float" office:value="233.5">
                <text:p>233.5</text:p>
              </table:table-cell>
              <table:table-cell office:value-type="float" office:value="2.5">
                <text:p>2.5</text:p>
              </table:table-cell>
              <table:table-cell office:value-type="float" office:value="124.8125">
                <text:p>124.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.75">
                <text:p>232.75</text:p>
              </table:table-cell>
              <table:table-cell office:value-type="float" office:value="235.625">
                <text:p>235.625</text:p>
              </table:table-cell>
              <table:table-cell office:value-type="float" office:value="1.875">
                <text:p>1.875</text:p>
              </table:table-cell>
              <table:table-cell office:value-type="float" office:value="126.0625">
                <text:p>126.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4.875">
                <text:p>234.875</text:p>
              </table:table-cell>
              <table:table-cell office:value-type="float" office:value="230.5">
                <text:p>230.5</text:p>
              </table:table-cell>
              <table:table-cell office:value-type="float" office:value="3.25">
                <text:p>3.25</text:p>
              </table:table-cell>
              <table:table-cell office:value-type="float" office:value="126.25">
                <text:p>126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4">
                <text:p>234</text:p>
              </table:table-cell>
              <table:table-cell office:value-type="float" office:value="238.4375">
                <text:p>238.4375</text:p>
              </table:table-cell>
              <table:table-cell office:value-type="float" office:value="3.125">
                <text:p>3.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1.5">
                <text:p>231.5</text:p>
              </table:table-cell>
              <table:table-cell office:value-type="float" office:value="230.25">
                <text:p>230.25</text:p>
              </table:table-cell>
              <table:table-cell office:value-type="float" office:value="2.375">
                <text:p>2.375</text:p>
              </table:table-cell>
              <table:table-cell office:value-type="float" office:value="127.9375">
                <text:p>127.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0.25">
                <text:p>230.25</text:p>
              </table:table-cell>
              <table:table-cell office:value-type="float" office:value="228.8125">
                <text:p>228.8125</text:p>
              </table:table-cell>
              <table:table-cell office:value-type="float" office:value="1.25">
                <text:p>1.25</text:p>
              </table:table-cell>
              <table:table-cell office:value-type="float" office:value="128.0625">
                <text:p>128.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.5625">
                <text:p>232.5625</text:p>
              </table:table-cell>
              <table:table-cell office:value-type="float" office:value="232.0625">
                <text:p>232.0625</text:p>
              </table:table-cell>
              <table:table-cell office:value-type="float" office:value="1.625">
                <text:p>1.625</text:p>
              </table:table-cell>
              <table:table-cell office:value-type="float" office:value="128.0625">
                <text:p>128.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0.375">
                <text:p>230.375</text:p>
              </table:table-cell>
              <table:table-cell office:value-type="float" office:value="233.5625">
                <text:p>233.5625</text:p>
              </table:table-cell>
              <table:table-cell office:value-type="float" office:value="2.375">
                <text:p>2.375</text:p>
              </table:table-cell>
              <table:table-cell office:value-type="float" office:value="127.4375">
                <text:p>127.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.25">
                <text:p>231.25</text:p>
              </table:table-cell>
              <table:table-cell office:value-type="float" office:value="231.6875">
                <text:p>231.6875</text:p>
              </table:table-cell>
              <table:table-cell office:value-type="float" office:value="3">
                <text:p>3</text:p>
              </table:table-cell>
              <table:table-cell office:value-type="float" office:value="128.6875">
                <text:p>128.6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.125">
                <text:p>236.125</text:p>
              </table:table-cell>
              <table:table-cell office:value-type="float" office:value="232.1875">
                <text:p>232.1875</text:p>
              </table:table-cell>
              <table:table-cell office:value-type="float" office:value="2.375">
                <text:p>2.375</text:p>
              </table:table-cell>
              <table:table-cell office:value-type="float" office:value="130.3125">
                <text:p>130.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.375">
                <text:p>230.375</text:p>
              </table:table-cell>
              <table:table-cell office:value-type="float" office:value="232.125">
                <text:p>232.125</text:p>
              </table:table-cell>
              <table:table-cell office:value-type="float" office:value="1.75">
                <text:p>1.75</text:p>
              </table:table-cell>
              <table:table-cell office:value-type="float" office:value="128.625">
                <text:p>128.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.125">
                <text:p>2.125</text:p>
              </table:table-cell>
              <table:table-cell office:value-type="float" office:value="129.5625">
                <text:p>129.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8.6875">
                <text:p>228.6875</text:p>
              </table:table-cell>
              <table:table-cell office:value-type="float" office:value="229.4375">
                <text:p>229.4375</text:p>
              </table:table-cell>
              <table:table-cell office:value-type="float" office:value="2.75">
                <text:p>2.75</text:p>
              </table:table-cell>
              <table:table-cell office:value-type="float" office:value="129.8125">
                <text:p>129.8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2.9375">
                <text:p>232.9375</text:p>
              </table:table-cell>
              <table:table-cell office:value-type="float" office:value="234.25">
                <text:p>234.25</text:p>
              </table:table-cell>
              <table:table-cell office:value-type="float" office:value="1.625">
                <text:p>1.625</text:p>
              </table:table-cell>
              <table:table-cell office:value-type="float" office:value="129.3125">
                <text:p>129.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8.4375">
                <text:p>238.4375</text:p>
              </table:table-cell>
              <table:table-cell office:value-type="float" office:value="236.8125">
                <text:p>236.8125</text:p>
              </table:table-cell>
              <table:table-cell office:value-type="float" office:value="2.5">
                <text:p>2.5</text:p>
              </table:table-cell>
              <table:table-cell office:value-type="float" office:value="132.6875">
                <text:p>132.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2.8125">
                <text:p>232.8125</text:p>
              </table:table-cell>
              <table:table-cell office:value-type="float" office:value="233.8125">
                <text:p>233.8125</text:p>
              </table:table-cell>
              <table:table-cell office:value-type="float" office:value="2">
                <text:p>2</text:p>
              </table:table-cell>
              <table:table-cell office:value-type="float" office:value="130.9375">
                <text:p>130.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4.375">
                <text:p>234.375</text:p>
              </table:table-cell>
              <table:table-cell office:value-type="float" office:value="236.125">
                <text:p>236.125</text:p>
              </table:table-cell>
              <table:table-cell office:value-type="float" office:value="3.25">
                <text:p>3.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5.5">
                <text:p>235.5</text:p>
              </table:table-cell>
              <table:table-cell office:value-type="float" office:value="232.4375">
                <text:p>232.4375</text:p>
              </table:table-cell>
              <table:table-cell office:value-type="float" office:value="2.25">
                <text:p>2.25</text:p>
              </table:table-cell>
              <table:table-cell office:value-type="float" office:value="131.5625">
                <text:p>131.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.125">
                <text:p>224.125</text:p>
              </table:table-cell>
              <table:table-cell office:value-type="float" office:value="224.75">
                <text:p>224.75</text:p>
              </table:table-cell>
              <table:table-cell office:value-type="float" office:value="2.375">
                <text:p>2.375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.625">
                <text:p>231.625</text:p>
              </table:table-cell>
              <table:table-cell office:value-type="float" office:value="231.75">
                <text:p>231.75</text:p>
              </table:table-cell>
              <table:table-cell office:value-type="float" office:value="3">
                <text:p>3</text:p>
              </table:table-cell>
              <table:table-cell office:value-type="float" office:value="130.6875">
                <text:p>130.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8.25">
                <text:p>238.25</text:p>
              </table:table-cell>
              <table:table-cell office:value-type="float" office:value="237.125">
                <text:p>237.125</text:p>
              </table:table-cell>
              <table:table-cell office:value-type="float" office:value="2.625">
                <text:p>2.625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7">
                <text:p>237</text:p>
              </table:table-cell>
              <table:table-cell office:value-type="float" office:value="236.25">
                <text:p>236.25</text:p>
              </table:table-cell>
              <table:table-cell office:value-type="float" office:value="2.25">
                <text:p>2.25</text:p>
              </table:table-cell>
              <table:table-cell office:value-type="float" office:value="134.625">
                <text:p>134.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2.25">
                <text:p>232.25</text:p>
              </table:table-cell>
              <table:table-cell office:value-type="float" office:value="234.25">
                <text:p>234.25</text:p>
              </table:table-cell>
              <table:table-cell office:value-type="float" office:value="1.75">
                <text:p>1.7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2.1875">
                <text:p>232.1875</text:p>
              </table:table-cell>
              <table:table-cell office:value-type="float" office:value="232.125">
                <text:p>232.125</text:p>
              </table:table-cell>
              <table:table-cell office:value-type="float" office:value="2.125">
                <text:p>2.125</text:p>
              </table:table-cell>
              <table:table-cell office:value-type="float" office:value="133.5625">
                <text:p>133.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2.5625">
                <text:p>232.5625</text:p>
              </table:table-cell>
              <table:table-cell office:value-type="float" office:value="232.75">
                <text:p>232.75</text:p>
              </table:table-cell>
              <table:table-cell office:value-type="float" office:value="2.5">
                <text:p>2.5</text:p>
              </table:table-cell>
              <table:table-cell office:value-type="float" office:value="134.875">
                <text:p>134.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.625">
                <text:p>229.625</text:p>
              </table:table-cell>
              <table:table-cell office:value-type="float" office:value="230.6875">
                <text:p>230.6875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137.75">
                <text:p>137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4.125">
                <text:p>234.125</text:p>
              </table:table-cell>
              <table:table-cell office:value-type="float" office:value="234.375">
                <text:p>234.375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38.125">
                <text:p>138.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8.875">
                <text:p>228.875</text:p>
              </table:table-cell>
              <table:table-cell office:value-type="float" office:value="230.625">
                <text:p>230.625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134.9375">
                <text:p>134.9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6.875">
                <text:p>236.875</text:p>
              </table:table-cell>
              <table:table-cell office:value-type="float" office:value="232.0625">
                <text:p>232.0625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34.0625">
                <text:p>134.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.125">
                <text:p>230.125</text:p>
              </table:table-cell>
              <table:table-cell office:value-type="float" office:value="231.125">
                <text:p>231.125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8.125">
                <text:p>238.125</text:p>
              </table:table-cell>
              <table:table-cell office:value-type="float" office:value="238.3125">
                <text:p>238.3125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35.1875">
                <text:p>135.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.625">
                <text:p>237.625</text:p>
              </table:table-cell>
              <table:table-cell office:value-type="float" office:value="235.875">
                <text:p>235.875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9.125">
                <text:p>229.125</text:p>
              </table:table-cell>
              <table:table-cell office:value-type="float" office:value="229.5">
                <text:p>229.5</text:p>
              </table:table-cell>
              <table:table-cell office:value-type="float" office:value="3">
                <text:p>3</text:p>
              </table:table-cell>
              <table:table-cell office:value-type="float" office:value="112.625">
                <text:p>112.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4.625">
                <text:p>234.625</text:p>
              </table:table-cell>
              <table:table-cell office:value-type="float" office:value="234.0625">
                <text:p>234.0625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107.25">
                <text:p>107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3.875">
                <text:p>233.875</text:p>
              </table:table-cell>
              <table:table-cell office:value-type="float" office:value="235.875">
                <text:p>235.875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4">
                <text:p>234</text:p>
              </table:table-cell>
              <table:table-cell office:value-type="float" office:value="231.5">
                <text:p>231.5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06.4375">
                <text:p>106.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7.375">
                <text:p>227.375</text:p>
              </table:table-cell>
              <table:table-cell office:value-type="float" office:value="231.3125">
                <text:p>231.3125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107.125">
                <text:p>107.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5.375">
                <text:p>235.375</text:p>
              </table:table-cell>
              <table:table-cell office:value-type="float" office:value="232.9375">
                <text:p>232.937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03.3125">
                <text:p>103.3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5.75">
                <text:p>235.75</text:p>
              </table:table-cell>
              <table:table-cell office:value-type="float" office:value="235.3125">
                <text:p>235.3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94.6875">
                <text:p>94.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0.5">
                <text:p>230.5</text:p>
              </table:table-cell>
              <table:table-cell office:value-type="float" office:value="230.3125">
                <text:p>230.3125</text:p>
              </table:table-cell>
              <table:table-cell office:value-type="float" office:value="1.5">
                <text:p>1.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.625">
                <text:p>235.625</text:p>
              </table:table-cell>
              <table:table-cell office:value-type="float" office:value="235.8125">
                <text:p>235.8125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76.5625">
                <text:p>76.5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.9375">
                <text:p>236.9375</text:p>
              </table:table-cell>
              <table:table-cell office:value-type="float" office:value="236.5625">
                <text:p>236.562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4.8125">
                <text:p>64.8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7.8125">
                <text:p>237.8125</text:p>
              </table:table-cell>
              <table:table-cell office:value-type="float" office:value="235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56.375">
                <text:p>56.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0.75">
                <text:p>230.75</text:p>
              </table:table-cell>
              <table:table-cell office:value-type="float" office:value="231.6875">
                <text:p>231.6875</text:p>
              </table:table-cell>
              <table:table-cell office:value-type="float" office:value="4.18181818181818">
                <text:p>4.18181818181818</text:p>
              </table:table-cell>
              <table:table-cell office:value-type="float" office:value="57.9375">
                <text:p>57.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5.875">
                <text:p>215.875</text:p>
              </table:table-cell>
              <table:table-cell office:value-type="float" office:value="234.8125">
                <text:p>234.8125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8.25">
                <text:p>208.25</text:p>
              </table:table-cell>
              <table:table-cell office:value-type="float" office:value="233.5">
                <text:p>233.5</text:p>
              </table:table-cell>
              <table:table-cell office:value-type="float" office:value="1.8">
                <text:p>1.8</text:p>
              </table:table-cell>
              <table:table-cell office:value-type="float" office:value="36.1428571428571">
                <text:p>36.14285714285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8.875">
                <text:p>178.875</text:p>
              </table:table-cell>
              <table:table-cell office:value-type="float" office:value="186.5">
                <text:p>186.5</text:p>
              </table:table-cell>
              <table:table-cell office:value-type="float" office:value="4">
                <text:p>4</text:p>
              </table:table-cell>
              <table:table-cell office:value-type="float" office:value="26.7692307692308">
                <text:p>26.7692307692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74.5625">
                <text:p>74.5625</text:p>
              </table:table-cell>
              <table:table-cell office:value-type="float" office:value="6.5">
                <text:p>6.5</text:p>
              </table:table-cell>
              <table:table-cell office:value-type="float" office:value="27.2307692307692">
                <text:p>27.23076923076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20.6153846153846">
                <text:p>20.61538461538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4285714285714">
                <text:p>5.14285714285714</text:p>
              </table:table-cell>
              <table:table-cell office:value-type="float" office:value="20.3846153846154">
                <text:p>20.38461538461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8.0769230769231">
                <text:p>18.07692307692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2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>
        <chart:symbol-image xlink:href="Pictures/2000000E000000DF000000DF4DB3A39C.svm" xlink:type="simple" xlink:actuate="onLoad"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_32__20_Dots_20_1_20_Dash"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379cm" svg:height="14.447cm" xlink:href=".." xlink:type="simple" chart:class="chart:line" chart:style-name="ch1">
        <chart:legend chart:legend-position="end" svg:x="19.964cm" svg:y="6.089cm" style:legend-expansion="high" chart:style-name="ch2"/>
        <chart:plot-area chart:style-name="ch3" table:cell-range-address="Planilha1.A2:Planilha1.E108 Planilha1.B1:Planilha1.E1" chart:data-source-has-labels="both" svg:x="1.759cm" svg:y="1.296cm" svg:width="18.045cm" svg:height="11.687cm">
          <chartooo:coordinate-region svg:x="2.566cm" svg:y="1.495cm" svg:width="17.238cm" svg:height="10.564cm"/>
          <chart:axis chart:dimension="x" chart:name="primary-x" chart:style-name="ch4" chartooo:axis-type="auto">
            <chartooo:date-scale/>
            <chart:title svg:x="9.051cm" svg:y="13.271cm" chart:style-name="ch5">
              <text:p>Time in seconds</text:p>
            </chart:title>
            <chart:categories table:cell-range-address="Planilha1.A2:Planilha1.A108"/>
          </chart:axis>
          <chart:axis chart:dimension="y" chart:name="primary-y" chart:style-name="ch6">
            <chart:title svg:x="0.508cm" svg:y="9.12cm" chart:style-name="ch7">
              <text:p>Number of Packets</text:p>
            </chart:title>
            <chart:grid chart:style-name="ch8" chart:class="major"/>
          </chart:axis>
          <chart:series chart:style-name="ch9" chart:values-cell-range-address="Planilha1.B2:Planilha1.B108" chart:label-cell-address="Planilha1.B1:Planilha1.B1" chart:class="chart:line">
            <chart:data-point chart:repeated="107"/>
          </chart:series>
          <chart:series chart:style-name="ch10" chart:values-cell-range-address="Planilha1.C2:Planilha1.C108" chart:label-cell-address="Planilha1.C1:Planilha1.C1" chart:class="chart:line">
            <chart:data-point chart:repeated="107"/>
          </chart:series>
          <chart:series chart:style-name="ch11" chart:values-cell-range-address="Planilha1.D2:Planilha1.D108" chart:label-cell-address="Planilha1.D1:Planilha1.D1" chart:class="chart:line">
            <chart:data-point chart:repeated="107"/>
          </chart:series>
          <chart:series chart:style-name="ch12" chart:values-cell-range-address="Planilha1.E2:Planilha1.E108" chart:label-cell-address="Planilha1.E1:Planilha1.E1" chart:class="chart:line">
            <chart:data-point chart:repeated="10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im without Of-IDPS</text:p>
                <draw:g>
                  <svg:desc>Planilha1.B1:Planilha1.B1</svg:desc>
                </draw:g>
              </table:table-cell>
              <table:table-cell office:value-type="string">
                <text:p>Attacker without Of-IDPS</text:p>
                <draw:g>
                  <svg:desc>Planilha1.C1:Planilha1.C1</svg:desc>
                </draw:g>
              </table:table-cell>
              <table:table-cell office:value-type="string">
                <text:p>Victim with Of-IDPS</text:p>
                <draw:g>
                  <svg:desc>Planilha1.D1:Planilha1.D1</svg:desc>
                </draw:g>
              </table:table-cell>
              <table:table-cell office:value-type="string">
                <text:p>Attacker with Of-IDPS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lanilha1.A2:Planilha1.A108</svg:desc>
                </draw:g>
              </table:table-cell>
              <table:table-cell office:value-type="float" office:value="1.1875">
                <text:p>1.1875</text:p>
                <draw:g>
                  <svg:desc>Planilha1.B2:Planilha1.B108</svg:desc>
                </draw:g>
              </table:table-cell>
              <table:table-cell office:value-type="float" office:value="2.5625">
                <text:p>2.5625</text:p>
                <draw:g>
                  <svg:desc>Planilha1.C2:Planilha1.C108</svg:desc>
                </draw:g>
              </table:table-cell>
              <table:table-cell office:value-type="float" office:value="1.4375">
                <text:p>1.4375</text:p>
                <draw:g>
                  <svg:desc>Planilha1.D2:Planilha1.D108</svg:desc>
                </draw:g>
              </table:table-cell>
              <table:table-cell office:value-type="float" office:value="2.25">
                <text:p>2.25</text:p>
                <draw:g>
                  <svg:desc>Planilha1.E2:Planilha1.E10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1.375">
                <text:p>1.37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25">
                <text:p>0.5625</text:p>
              </table:table-cell>
              <table:table-cell office:value-type="float" office:value="0.625">
                <text:p>0.625</text:p>
              </table:table-cell>
              <table:table-cell office:value-type="float" office:value="0.25">
                <text:p>0.2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75">
                <text:p>0.4375</text:p>
              </table:table-cell>
              <table:table-cell office:value-type="float" office:value="1.0625">
                <text:p>1.0625</text:p>
              </table:table-cell>
              <table:table-cell office:value-type="float" office:value="0.25">
                <text:p>0.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375">
                <text:p>4.375</text:p>
              </table:table-cell>
              <table:table-cell office:value-type="float" office:value="5.5">
                <text:p>5.5</text:p>
              </table:table-cell>
              <table:table-cell office:value-type="float" office:value="3.6875">
                <text:p>3.6875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25">
                <text:p>2.125</text:p>
              </table:table-cell>
              <table:table-cell office:value-type="float" office:value="2.3125">
                <text:p>2.3125</text:p>
              </table:table-cell>
              <table:table-cell office:value-type="float" office:value="0.875">
                <text:p>0.875</text:p>
              </table:table-cell>
              <table:table-cell office:value-type="float" office:value="1.6875">
                <text:p>1.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5">
                <text:p>1.75</text:p>
              </table:table-cell>
              <table:table-cell office:value-type="float" office:value="2.125">
                <text:p>2.125</text:p>
              </table:table-cell>
              <table:table-cell office:value-type="float" office:value="0.625">
                <text:p>0.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625">
                <text:p>1.562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375">
                <text:p>13.4375</text:p>
              </table:table-cell>
              <table:table-cell office:value-type="float" office:value="0.5">
                <text:p>0.5</text:p>
              </table:table-cell>
              <table:table-cell office:value-type="float" office:value="40.625">
                <text:p>40.6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5">
                <text:p>27.25</text:p>
              </table:table-cell>
              <table:table-cell office:value-type="float" office:value="0">
                <text:p>0</text:p>
              </table:table-cell>
              <table:table-cell office:value-type="float" office:value="45.625">
                <text:p>45.625</text:p>
              </table:table-cell>
              <table:table-cell office:value-type="float" office:value="32.5625">
                <text:p>32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5">
                <text:p>48.5</text:p>
              </table:table-cell>
              <table:table-cell office:value-type="float" office:value="30.75">
                <text:p>30.75</text:p>
              </table:table-cell>
              <table:table-cell office:value-type="float" office:value="38.875">
                <text:p>38.875</text:p>
              </table:table-cell>
              <table:table-cell office:value-type="float" office:value="47.9375">
                <text:p>47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.75">
                <text:p>214.75</text:p>
              </table:table-cell>
              <table:table-cell office:value-type="float" office:value="215.1875">
                <text:p>215.1875</text:p>
              </table:table-cell>
              <table:table-cell office:value-type="float" office:value="52">
                <text:p>52</text:p>
              </table:table-cell>
              <table:table-cell office:value-type="float" office:value="67.125">
                <text:p>67.1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6.625">
                <text:p>226.625</text:p>
              </table:table-cell>
              <table:table-cell office:value-type="float" office:value="223.6875">
                <text:p>223.6875</text:p>
              </table:table-cell>
              <table:table-cell office:value-type="float" office:value="183.125">
                <text:p>183.125</text:p>
              </table:table-cell>
              <table:table-cell office:value-type="float" office:value="213.5625">
                <text:p>213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.875">
                <text:p>227.875</text:p>
              </table:table-cell>
              <table:table-cell office:value-type="float" office:value="226.3125">
                <text:p>226.3125</text:p>
              </table:table-cell>
              <table:table-cell office:value-type="float" office:value="176.5">
                <text:p>176.5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.25">
                <text:p>228.25</text:p>
              </table:table-cell>
              <table:table-cell office:value-type="float" office:value="229.25">
                <text:p>229.25</text:p>
              </table:table-cell>
              <table:table-cell office:value-type="float" office:value="145">
                <text:p>145</text:p>
              </table:table-cell>
              <table:table-cell office:value-type="float" office:value="186.3125">
                <text:p>186.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375">
                <text:p>231.375</text:p>
              </table:table-cell>
              <table:table-cell office:value-type="float" office:value="233.5625">
                <text:p>233.5625</text:p>
              </table:table-cell>
              <table:table-cell office:value-type="float" office:value="90.625">
                <text:p>90.625</text:p>
              </table:table-cell>
              <table:table-cell office:value-type="float" office:value="150.8125">
                <text:p>150.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.625">
                <text:p>230.625</text:p>
              </table:table-cell>
              <table:table-cell office:value-type="float" office:value="231">
                <text:p>231</text:p>
              </table:table-cell>
              <table:table-cell office:value-type="float" office:value="45.875">
                <text:p>45.875</text:p>
              </table:table-cell>
              <table:table-cell office:value-type="float" office:value="129.4375">
                <text:p>129.43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1.625">
                <text:p>231.625</text:p>
              </table:table-cell>
              <table:table-cell office:value-type="float" office:value="227">
                <text:p>227</text:p>
              </table:table-cell>
              <table:table-cell office:value-type="float" office:value="20.875">
                <text:p>20.875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.6875">
                <text:p>213.6875</text:p>
              </table:table-cell>
              <table:table-cell office:value-type="float" office:value="215.8125">
                <text:p>215.8125</text:p>
              </table:table-cell>
              <table:table-cell office:value-type="float" office:value="31.75">
                <text:p>31.75</text:p>
              </table:table-cell>
              <table:table-cell office:value-type="float" office:value="132.6875">
                <text:p>132.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.625">
                <text:p>227.625</text:p>
              </table:table-cell>
              <table:table-cell office:value-type="float" office:value="228">
                <text:p>228</text:p>
              </table:table-cell>
              <table:table-cell office:value-type="float" office:value="29.125">
                <text:p>29.125</text:p>
              </table:table-cell>
              <table:table-cell office:value-type="float" office:value="130.625">
                <text:p>130.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.375">
                <text:p>233.375</text:p>
              </table:table-cell>
              <table:table-cell office:value-type="float" office:value="231.6875">
                <text:p>231.6875</text:p>
              </table:table-cell>
              <table:table-cell office:value-type="float" office:value="23.125">
                <text:p>23.125</text:p>
              </table:table-cell>
              <table:table-cell office:value-type="float" office:value="129.1875">
                <text:p>129.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.875">
                <text:p>235.875</text:p>
              </table:table-cell>
              <table:table-cell office:value-type="float" office:value="234.625">
                <text:p>234.625</text:p>
              </table:table-cell>
              <table:table-cell office:value-type="float" office:value="16">
                <text:p>16</text:p>
              </table:table-cell>
              <table:table-cell office:value-type="float" office:value="123.9375">
                <text:p>123.937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32.375">
                <text:p>232.375</text:p>
              </table:table-cell>
              <table:table-cell office:value-type="float" office:value="234">
                <text:p>234</text:p>
              </table:table-cell>
              <table:table-cell office:value-type="float" office:value="11.625">
                <text:p>11.625</text:p>
              </table:table-cell>
              <table:table-cell office:value-type="float" office:value="117.5625">
                <text:p>117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.875">
                <text:p>233.875</text:p>
              </table:table-cell>
              <table:table-cell office:value-type="float" office:value="233.8125">
                <text:p>233.8125</text:p>
              </table:table-cell>
              <table:table-cell office:value-type="float" office:value="9.25">
                <text:p>9.25</text:p>
              </table:table-cell>
              <table:table-cell office:value-type="float" office:value="120.125">
                <text:p>120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1875">
                <text:p>231.1875</text:p>
              </table:table-cell>
              <table:table-cell office:value-type="float" office:value="233.375">
                <text:p>233.375</text:p>
              </table:table-cell>
              <table:table-cell office:value-type="float" office:value="11.625">
                <text:p>11.625</text:p>
              </table:table-cell>
              <table:table-cell office:value-type="float" office:value="116.9375">
                <text:p>116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.5625">
                <text:p>223.5625</text:p>
              </table:table-cell>
              <table:table-cell office:value-type="float" office:value="223.4375">
                <text:p>223.4375</text:p>
              </table:table-cell>
              <table:table-cell office:value-type="float" office:value="17.75">
                <text:p>17.75</text:p>
              </table:table-cell>
              <table:table-cell office:value-type="float" office:value="123.9375">
                <text:p>123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.6875">
                <text:p>222.6875</text:p>
              </table:table-cell>
              <table:table-cell office:value-type="float" office:value="223.5">
                <text:p>223.5</text:p>
              </table:table-cell>
              <table:table-cell office:value-type="float" office:value="16.875">
                <text:p>16.8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8.625">
                <text:p>228.625</text:p>
              </table:table-cell>
              <table:table-cell office:value-type="float" office:value="229.0625">
                <text:p>229.0625</text:p>
              </table:table-cell>
              <table:table-cell office:value-type="float" office:value="5.125">
                <text:p>5.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875">
                <text:p>232.875</text:p>
              </table:table-cell>
              <table:table-cell office:value-type="float" office:value="231.1875">
                <text:p>231.1875</text:p>
              </table:table-cell>
              <table:table-cell office:value-type="float" office:value="4.625">
                <text:p>4.625</text:p>
              </table:table-cell>
              <table:table-cell office:value-type="float" office:value="123.6875">
                <text:p>123.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.875">
                <text:p>229.875</text:p>
              </table:table-cell>
              <table:table-cell office:value-type="float" office:value="227.75">
                <text:p>227.75</text:p>
              </table:table-cell>
              <table:table-cell office:value-type="float" office:value="11.375">
                <text:p>11.375</text:p>
              </table:table-cell>
              <table:table-cell office:value-type="float" office:value="125.625">
                <text:p>125.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.5">
                <text:p>233.5</text:p>
              </table:table-cell>
              <table:table-cell office:value-type="float" office:value="234.375">
                <text:p>234.375</text:p>
              </table:table-cell>
              <table:table-cell office:value-type="float" office:value="16.375">
                <text:p>16.375</text:p>
              </table:table-cell>
              <table:table-cell office:value-type="float" office:value="128.625">
                <text:p>128.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75">
                <text:p>231.75</text:p>
              </table:table-cell>
              <table:table-cell office:value-type="float" office:value="231.625">
                <text:p>231.625</text:p>
              </table:table-cell>
              <table:table-cell office:value-type="float" office:value="16">
                <text:p>16</text:p>
              </table:table-cell>
              <table:table-cell office:value-type="float" office:value="127.25">
                <text:p>127.2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26.75">
                <text:p>226.75</text:p>
              </table:table-cell>
              <table:table-cell office:value-type="float" office:value="227.1875">
                <text:p>227.1875</text:p>
              </table:table-cell>
              <table:table-cell office:value-type="float" office:value="9.875">
                <text:p>9.875</text:p>
              </table:table-cell>
              <table:table-cell office:value-type="float" office:value="120.3125">
                <text:p>120.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.5">
                <text:p>236.5</text:p>
              </table:table-cell>
              <table:table-cell office:value-type="float" office:value="235.25">
                <text:p>235.25</text:p>
              </table:table-cell>
              <table:table-cell office:value-type="float" office:value="5.625">
                <text:p>5.625</text:p>
              </table:table-cell>
              <table:table-cell office:value-type="float" office:value="120.1875">
                <text:p>120.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.375">
                <text:p>230.375</text:p>
              </table:table-cell>
              <table:table-cell office:value-type="float" office:value="229.8125">
                <text:p>229.8125</text:p>
              </table:table-cell>
              <table:table-cell office:value-type="float" office:value="6.625">
                <text:p>6.625</text:p>
              </table:table-cell>
              <table:table-cell office:value-type="float" office:value="122.8125">
                <text:p>122.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75">
                <text:p>232.75</text:p>
              </table:table-cell>
              <table:table-cell office:value-type="float" office:value="235.125">
                <text:p>235.125</text:p>
              </table:table-cell>
              <table:table-cell office:value-type="float" office:value="6.5">
                <text:p>6.5</text:p>
              </table:table-cell>
              <table:table-cell office:value-type="float" office:value="126.1875">
                <text:p>126.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375">
                <text:p>231.375</text:p>
              </table:table-cell>
              <table:table-cell office:value-type="float" office:value="233">
                <text:p>233</text:p>
              </table:table-cell>
              <table:table-cell office:value-type="float" office:value="5.375">
                <text:p>5.375</text:p>
              </table:table-cell>
              <table:table-cell office:value-type="float" office:value="126.125">
                <text:p>126.1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9.375">
                <text:p>229.375</text:p>
              </table:table-cell>
              <table:table-cell office:value-type="float" office:value="228.875">
                <text:p>228.875</text:p>
              </table:table-cell>
              <table:table-cell office:value-type="float" office:value="2">
                <text:p>2</text:p>
              </table:table-cell>
              <table:table-cell office:value-type="float" office:value="122.125">
                <text:p>122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.25">
                <text:p>230.25</text:p>
              </table:table-cell>
              <table:table-cell office:value-type="float" office:value="229.6875">
                <text:p>229.6875</text:p>
              </table:table-cell>
              <table:table-cell office:value-type="float" office:value="1.5">
                <text:p>1.5</text:p>
              </table:table-cell>
              <table:table-cell office:value-type="float" office:value="121.25">
                <text:p>12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.25">
                <text:p>223.25</text:p>
              </table:table-cell>
              <table:table-cell office:value-type="float" office:value="227">
                <text:p>227</text:p>
              </table:table-cell>
              <table:table-cell office:value-type="float" office:value="3.25">
                <text:p>3.25</text:p>
              </table:table-cell>
              <table:table-cell office:value-type="float" office:value="121.9375">
                <text:p>121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1875">
                <text:p>232.1875</text:p>
              </table:table-cell>
              <table:table-cell office:value-type="float" office:value="229.5">
                <text:p>229.5</text:p>
              </table:table-cell>
              <table:table-cell office:value-type="float" office:value="3.5">
                <text:p>3.5</text:p>
              </table:table-cell>
              <table:table-cell office:value-type="float" office:value="124.4375">
                <text:p>124.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.6875">
                <text:p>234.6875</text:p>
              </table:table-cell>
              <table:table-cell office:value-type="float" office:value="232.6875">
                <text:p>232.6875</text:p>
              </table:table-cell>
              <table:table-cell office:value-type="float" office:value="2">
                <text:p>2</text:p>
              </table:table-cell>
              <table:table-cell office:value-type="float" office:value="123.375">
                <text:p>123.3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33">
                <text:p>233</text:p>
              </table:table-cell>
              <table:table-cell office:value-type="float" office:value="232.625">
                <text:p>232.625</text:p>
              </table:table-cell>
              <table:table-cell office:value-type="float" office:value="2.125">
                <text:p>2.125</text:p>
              </table:table-cell>
              <table:table-cell office:value-type="float" office:value="121.625">
                <text:p>121.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.625">
                <text:p>227.625</text:p>
              </table:table-cell>
              <table:table-cell office:value-type="float" office:value="226.3125">
                <text:p>226.3125</text:p>
              </table:table-cell>
              <table:table-cell office:value-type="float" office:value="3.125">
                <text:p>3.125</text:p>
              </table:table-cell>
              <table:table-cell office:value-type="float" office:value="118.375">
                <text:p>118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625">
                <text:p>232.625</text:p>
              </table:table-cell>
              <table:table-cell office:value-type="float" office:value="233.0625">
                <text:p>233.0625</text:p>
              </table:table-cell>
              <table:table-cell office:value-type="float" office:value="2">
                <text:p>2</text:p>
              </table:table-cell>
              <table:table-cell office:value-type="float" office:value="125.625">
                <text:p>125.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.625">
                <text:p>233.625</text:p>
              </table:table-cell>
              <table:table-cell office:value-type="float" office:value="233.6875">
                <text:p>233.6875</text:p>
              </table:table-cell>
              <table:table-cell office:value-type="float" office:value="3.25">
                <text:p>3.25</text:p>
              </table:table-cell>
              <table:table-cell office:value-type="float" office:value="127.1875">
                <text:p>127.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875">
                <text:p>231.875</text:p>
              </table:table-cell>
              <table:table-cell office:value-type="float" office:value="230.9375">
                <text:p>230.9375</text:p>
              </table:table-cell>
              <table:table-cell office:value-type="float" office:value="2.625">
                <text:p>2.625</text:p>
              </table:table-cell>
              <table:table-cell office:value-type="float" office:value="126.375">
                <text:p>126.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5.5">
                <text:p>235.5</text:p>
              </table:table-cell>
              <table:table-cell office:value-type="float" office:value="233.375">
                <text:p>233.375</text:p>
              </table:table-cell>
              <table:table-cell office:value-type="float" office:value="3.625">
                <text:p>3.625</text:p>
              </table:table-cell>
              <table:table-cell office:value-type="float" office:value="126.375">
                <text:p>126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875">
                <text:p>231.875</text:p>
              </table:table-cell>
              <table:table-cell office:value-type="float" office:value="233.8125">
                <text:p>233.8125</text:p>
              </table:table-cell>
              <table:table-cell office:value-type="float" office:value="2.75">
                <text:p>2.75</text:p>
              </table:table-cell>
              <table:table-cell office:value-type="float" office:value="125.8125">
                <text:p>125.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.75">
                <text:p>234.75</text:p>
              </table:table-cell>
              <table:table-cell office:value-type="float" office:value="234.9375">
                <text:p>234.9375</text:p>
              </table:table-cell>
              <table:table-cell office:value-type="float" office:value="2.25">
                <text:p>2.25</text:p>
              </table:table-cell>
              <table:table-cell office:value-type="float" office:value="125.125">
                <text:p>125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.5">
                <text:p>234.5</text:p>
              </table:table-cell>
              <table:table-cell office:value-type="float" office:value="233.5">
                <text:p>233.5</text:p>
              </table:table-cell>
              <table:table-cell office:value-type="float" office:value="2.5">
                <text:p>2.5</text:p>
              </table:table-cell>
              <table:table-cell office:value-type="float" office:value="124.8125">
                <text:p>124.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75">
                <text:p>232.75</text:p>
              </table:table-cell>
              <table:table-cell office:value-type="float" office:value="235.625">
                <text:p>235.625</text:p>
              </table:table-cell>
              <table:table-cell office:value-type="float" office:value="1.875">
                <text:p>1.875</text:p>
              </table:table-cell>
              <table:table-cell office:value-type="float" office:value="126.0625">
                <text:p>126.062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34.875">
                <text:p>234.875</text:p>
              </table:table-cell>
              <table:table-cell office:value-type="float" office:value="230.5">
                <text:p>230.5</text:p>
              </table:table-cell>
              <table:table-cell office:value-type="float" office:value="3.25">
                <text:p>3.25</text:p>
              </table:table-cell>
              <table:table-cell office:value-type="float" office:value="126.25">
                <text:p>12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">
                <text:p>234</text:p>
              </table:table-cell>
              <table:table-cell office:value-type="float" office:value="238.4375">
                <text:p>238.4375</text:p>
              </table:table-cell>
              <table:table-cell office:value-type="float" office:value="3.125">
                <text:p>3.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5">
                <text:p>231.5</text:p>
              </table:table-cell>
              <table:table-cell office:value-type="float" office:value="230.25">
                <text:p>230.25</text:p>
              </table:table-cell>
              <table:table-cell office:value-type="float" office:value="2.375">
                <text:p>2.375</text:p>
              </table:table-cell>
              <table:table-cell office:value-type="float" office:value="127.9375">
                <text:p>127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.25">
                <text:p>230.25</text:p>
              </table:table-cell>
              <table:table-cell office:value-type="float" office:value="228.8125">
                <text:p>228.8125</text:p>
              </table:table-cell>
              <table:table-cell office:value-type="float" office:value="1.25">
                <text:p>1.25</text:p>
              </table:table-cell>
              <table:table-cell office:value-type="float" office:value="128.0625">
                <text:p>128.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5625">
                <text:p>232.5625</text:p>
              </table:table-cell>
              <table:table-cell office:value-type="float" office:value="232.0625">
                <text:p>232.0625</text:p>
              </table:table-cell>
              <table:table-cell office:value-type="float" office:value="1.625">
                <text:p>1.625</text:p>
              </table:table-cell>
              <table:table-cell office:value-type="float" office:value="128.0625">
                <text:p>128.06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0.375">
                <text:p>230.375</text:p>
              </table:table-cell>
              <table:table-cell office:value-type="float" office:value="233.5625">
                <text:p>233.5625</text:p>
              </table:table-cell>
              <table:table-cell office:value-type="float" office:value="2.375">
                <text:p>2.375</text:p>
              </table:table-cell>
              <table:table-cell office:value-type="float" office:value="127.4375">
                <text:p>127.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25">
                <text:p>231.25</text:p>
              </table:table-cell>
              <table:table-cell office:value-type="float" office:value="231.6875">
                <text:p>231.6875</text:p>
              </table:table-cell>
              <table:table-cell office:value-type="float" office:value="3">
                <text:p>3</text:p>
              </table:table-cell>
              <table:table-cell office:value-type="float" office:value="128.6875">
                <text:p>128.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.125">
                <text:p>236.125</text:p>
              </table:table-cell>
              <table:table-cell office:value-type="float" office:value="232.1875">
                <text:p>232.1875</text:p>
              </table:table-cell>
              <table:table-cell office:value-type="float" office:value="2.375">
                <text:p>2.375</text:p>
              </table:table-cell>
              <table:table-cell office:value-type="float" office:value="130.3125">
                <text:p>130.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.375">
                <text:p>230.375</text:p>
              </table:table-cell>
              <table:table-cell office:value-type="float" office:value="232.125">
                <text:p>232.125</text:p>
              </table:table-cell>
              <table:table-cell office:value-type="float" office:value="1.75">
                <text:p>1.75</text:p>
              </table:table-cell>
              <table:table-cell office:value-type="float" office:value="128.625">
                <text:p>128.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.125">
                <text:p>2.125</text:p>
              </table:table-cell>
              <table:table-cell office:value-type="float" office:value="129.5625">
                <text:p>129.56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28.6875">
                <text:p>228.6875</text:p>
              </table:table-cell>
              <table:table-cell office:value-type="float" office:value="229.4375">
                <text:p>229.4375</text:p>
              </table:table-cell>
              <table:table-cell office:value-type="float" office:value="2.75">
                <text:p>2.75</text:p>
              </table:table-cell>
              <table:table-cell office:value-type="float" office:value="129.8125">
                <text:p>129.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9375">
                <text:p>232.9375</text:p>
              </table:table-cell>
              <table:table-cell office:value-type="float" office:value="234.25">
                <text:p>234.25</text:p>
              </table:table-cell>
              <table:table-cell office:value-type="float" office:value="1.625">
                <text:p>1.625</text:p>
              </table:table-cell>
              <table:table-cell office:value-type="float" office:value="129.3125">
                <text:p>129.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.4375">
                <text:p>238.4375</text:p>
              </table:table-cell>
              <table:table-cell office:value-type="float" office:value="236.8125">
                <text:p>236.8125</text:p>
              </table:table-cell>
              <table:table-cell office:value-type="float" office:value="2.5">
                <text:p>2.5</text:p>
              </table:table-cell>
              <table:table-cell office:value-type="float" office:value="132.6875">
                <text:p>132.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8125">
                <text:p>232.8125</text:p>
              </table:table-cell>
              <table:table-cell office:value-type="float" office:value="233.8125">
                <text:p>233.8125</text:p>
              </table:table-cell>
              <table:table-cell office:value-type="float" office:value="2">
                <text:p>2</text:p>
              </table:table-cell>
              <table:table-cell office:value-type="float" office:value="130.9375">
                <text:p>130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.375">
                <text:p>234.375</text:p>
              </table:table-cell>
              <table:table-cell office:value-type="float" office:value="236.125">
                <text:p>236.125</text:p>
              </table:table-cell>
              <table:table-cell office:value-type="float" office:value="3.25">
                <text:p>3.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5.5">
                <text:p>235.5</text:p>
              </table:table-cell>
              <table:table-cell office:value-type="float" office:value="232.4375">
                <text:p>232.4375</text:p>
              </table:table-cell>
              <table:table-cell office:value-type="float" office:value="2.25">
                <text:p>2.25</text:p>
              </table:table-cell>
              <table:table-cell office:value-type="float" office:value="131.5625">
                <text:p>131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.125">
                <text:p>224.125</text:p>
              </table:table-cell>
              <table:table-cell office:value-type="float" office:value="224.75">
                <text:p>224.75</text:p>
              </table:table-cell>
              <table:table-cell office:value-type="float" office:value="2.375">
                <text:p>2.375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625">
                <text:p>231.625</text:p>
              </table:table-cell>
              <table:table-cell office:value-type="float" office:value="231.75">
                <text:p>231.75</text:p>
              </table:table-cell>
              <table:table-cell office:value-type="float" office:value="3">
                <text:p>3</text:p>
              </table:table-cell>
              <table:table-cell office:value-type="float" office:value="130.6875">
                <text:p>130.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.25">
                <text:p>238.25</text:p>
              </table:table-cell>
              <table:table-cell office:value-type="float" office:value="237.125">
                <text:p>237.125</text:p>
              </table:table-cell>
              <table:table-cell office:value-type="float" office:value="2.625">
                <text:p>2.625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">
                <text:p>237</text:p>
              </table:table-cell>
              <table:table-cell office:value-type="float" office:value="236.25">
                <text:p>236.25</text:p>
              </table:table-cell>
              <table:table-cell office:value-type="float" office:value="2.25">
                <text:p>2.25</text:p>
              </table:table-cell>
              <table:table-cell office:value-type="float" office:value="134.625">
                <text:p>134.62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32.25">
                <text:p>232.25</text:p>
              </table:table-cell>
              <table:table-cell office:value-type="float" office:value="234.25">
                <text:p>234.25</text:p>
              </table:table-cell>
              <table:table-cell office:value-type="float" office:value="1.75">
                <text:p>1.7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1875">
                <text:p>232.1875</text:p>
              </table:table-cell>
              <table:table-cell office:value-type="float" office:value="232.125">
                <text:p>232.125</text:p>
              </table:table-cell>
              <table:table-cell office:value-type="float" office:value="2.125">
                <text:p>2.125</text:p>
              </table:table-cell>
              <table:table-cell office:value-type="float" office:value="133.5625">
                <text:p>133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5625">
                <text:p>232.5625</text:p>
              </table:table-cell>
              <table:table-cell office:value-type="float" office:value="232.75">
                <text:p>232.75</text:p>
              </table:table-cell>
              <table:table-cell office:value-type="float" office:value="2.5">
                <text:p>2.5</text:p>
              </table:table-cell>
              <table:table-cell office:value-type="float" office:value="134.875">
                <text:p>134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.625">
                <text:p>229.625</text:p>
              </table:table-cell>
              <table:table-cell office:value-type="float" office:value="230.6875">
                <text:p>230.6875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137.75">
                <text:p>137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.125">
                <text:p>234.125</text:p>
              </table:table-cell>
              <table:table-cell office:value-type="float" office:value="234.375">
                <text:p>234.375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38.125">
                <text:p>138.1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8.875">
                <text:p>228.875</text:p>
              </table:table-cell>
              <table:table-cell office:value-type="float" office:value="230.625">
                <text:p>230.625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134.9375">
                <text:p>134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.875">
                <text:p>236.875</text:p>
              </table:table-cell>
              <table:table-cell office:value-type="float" office:value="232.0625">
                <text:p>232.0625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34.0625">
                <text:p>134.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.125">
                <text:p>230.125</text:p>
              </table:table-cell>
              <table:table-cell office:value-type="float" office:value="231.125">
                <text:p>231.125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.125">
                <text:p>238.125</text:p>
              </table:table-cell>
              <table:table-cell office:value-type="float" office:value="238.3125">
                <text:p>238.3125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35.1875">
                <text:p>135.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.625">
                <text:p>237.625</text:p>
              </table:table-cell>
              <table:table-cell office:value-type="float" office:value="235.875">
                <text:p>235.875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9.125">
                <text:p>229.125</text:p>
              </table:table-cell>
              <table:table-cell office:value-type="float" office:value="229.5">
                <text:p>229.5</text:p>
              </table:table-cell>
              <table:table-cell office:value-type="float" office:value="3">
                <text:p>3</text:p>
              </table:table-cell>
              <table:table-cell office:value-type="float" office:value="112.625">
                <text:p>112.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.625">
                <text:p>234.625</text:p>
              </table:table-cell>
              <table:table-cell office:value-type="float" office:value="234.0625">
                <text:p>234.0625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107.25">
                <text:p>107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.875">
                <text:p>233.875</text:p>
              </table:table-cell>
              <table:table-cell office:value-type="float" office:value="235.875">
                <text:p>235.875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">
                <text:p>234</text:p>
              </table:table-cell>
              <table:table-cell office:value-type="float" office:value="231.5">
                <text:p>231.5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06.4375">
                <text:p>106.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.375">
                <text:p>227.375</text:p>
              </table:table-cell>
              <table:table-cell office:value-type="float" office:value="231.3125">
                <text:p>231.3125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107.125">
                <text:p>107.1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5.375">
                <text:p>235.375</text:p>
              </table:table-cell>
              <table:table-cell office:value-type="float" office:value="232.9375">
                <text:p>232.937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03.3125">
                <text:p>103.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.75">
                <text:p>235.75</text:p>
              </table:table-cell>
              <table:table-cell office:value-type="float" office:value="235.3125">
                <text:p>235.3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94.6875">
                <text:p>94.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.5">
                <text:p>230.5</text:p>
              </table:table-cell>
              <table:table-cell office:value-type="float" office:value="230.3125">
                <text:p>230.3125</text:p>
              </table:table-cell>
              <table:table-cell office:value-type="float" office:value="1.5">
                <text:p>1.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.625">
                <text:p>235.625</text:p>
              </table:table-cell>
              <table:table-cell office:value-type="float" office:value="235.8125">
                <text:p>235.8125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76.5625">
                <text:p>76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.9375">
                <text:p>236.9375</text:p>
              </table:table-cell>
              <table:table-cell office:value-type="float" office:value="236.5625">
                <text:p>236.562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4.8125">
                <text:p>64.812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7.8125">
                <text:p>237.8125</text:p>
              </table:table-cell>
              <table:table-cell office:value-type="float" office:value="235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56.375">
                <text:p>56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.75">
                <text:p>230.75</text:p>
              </table:table-cell>
              <table:table-cell office:value-type="float" office:value="231.6875">
                <text:p>231.6875</text:p>
              </table:table-cell>
              <table:table-cell office:value-type="float" office:value="4.18181818181818">
                <text:p>4.18181818181818</text:p>
              </table:table-cell>
              <table:table-cell office:value-type="float" office:value="57.9375">
                <text:p>57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.875">
                <text:p>215.875</text:p>
              </table:table-cell>
              <table:table-cell office:value-type="float" office:value="234.8125">
                <text:p>234.8125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.25">
                <text:p>208.25</text:p>
              </table:table-cell>
              <table:table-cell office:value-type="float" office:value="233.5">
                <text:p>233.5</text:p>
              </table:table-cell>
              <table:table-cell office:value-type="float" office:value="1.8">
                <text:p>1.8</text:p>
              </table:table-cell>
              <table:table-cell office:value-type="float" office:value="36.1428571428571">
                <text:p>36.1428571428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.875">
                <text:p>178.875</text:p>
              </table:table-cell>
              <table:table-cell office:value-type="float" office:value="186.5">
                <text:p>186.5</text:p>
              </table:table-cell>
              <table:table-cell office:value-type="float" office:value="4">
                <text:p>4</text:p>
              </table:table-cell>
              <table:table-cell office:value-type="float" office:value="26.7692307692308">
                <text:p>26.76923076923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74.5625">
                <text:p>74.5625</text:p>
              </table:table-cell>
              <table:table-cell office:value-type="float" office:value="6.5">
                <text:p>6.5</text:p>
              </table:table-cell>
              <table:table-cell office:value-type="float" office:value="27.2307692307692">
                <text:p>27.2307692307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20.6153846153846">
                <text:p>20.6153846153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4285714285714">
                <text:p>5.14285714285714</text:p>
              </table:table-cell>
              <table:table-cell office:value-type="float" office:value="20.3846153846154">
                <text:p>20.3846153846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8.0769230769231">
                <text:p>18.0769230769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